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T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P37" style:parent-style-name="Normal" style:list-style-name="LFO4" style:family="paragraph"/>
    <style:style style:name="P38" style:parent-style-name="Normal" style:list-style-name="LFO4" style:family="paragraph"/>
    <style:style style:name="T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5" style:family="paragraph"/>
    <style:style style:name="P47" style:parent-style-name="Normal" style:list-style-name="LFO5" style:family="paragraph"/>
    <style:style style:name="P48" style:parent-style-name="Normal" style:list-style-name="LFO5" style:family="paragraph"/>
    <style:style style:name="P49" style:parent-style-name="Normal" style:list-style-name="LFO5" style:family="paragraph"/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6" style:family="paragraph"/>
    <style:style style:name="P56" style:parent-style-name="Normal" style:list-style-name="LFO6" style:family="paragraph"/>
    <style:style style:name="P57" style:parent-style-name="Normal" style:list-style-name="LFO6" style:family="paragraph"/>
    <style:style style:name="P58" style:parent-style-name="Normal" style:list-style-name="LFO6" style:family="paragraph"/>
    <style:style style:name="P59" style:parent-style-name="Normal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1.2965in"/>
    </style:style>
    <style:style style:name="TableColumn64" style:family="table-column">
      <style:table-column-properties style:column-width="1.2979in"/>
    </style:style>
    <style:style style:name="Table62" style:family="table">
      <style:table-properties style:width="2.5944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list-style-name="LFO7" style:family="paragraph"/>
    <style:style style:name="P86" style:parent-style-name="Normal" style:list-style-name="LFO7" style:family="paragraph"/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list-style-name="LFO8" style:family="paragraph"/>
    <style:style style:name="P89" style:parent-style-name="Normal" style:list-style-name="LFO8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list-style-name="LFO9" style:family="paragraph"/>
    <style:style style:name="P92" style:parent-style-name="Normal" style:list-style-name="LFO9" style:family="paragraph"/>
    <style:style style:name="T9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10" style:family="paragraph"/>
    <style:style style:name="P96" style:parent-style-name="Normal" style:list-style-name="LFO10" style:family="paragraph"/>
    <style:style style:name="P97" style:parent-style-name="Normal" style:list-style-name="LFO10" style:family="paragraph"/>
    <style:style style:name="T9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list-style-name="LFO11" style:family="paragraph"/>
    <style:style style:name="P106" style:parent-style-name="Normal" style:list-style-name="LFO11" style:family="paragraph"/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12" style:family="paragraph"/>
    <style:style style:name="P109" style:parent-style-name="Normal" style:list-style-name="LFO12" style:family="paragraph"/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list-style-name="LFO13" style:family="paragraph"/>
    <style:style style:name="P112" style:parent-style-name="Normal" style:list-style-name="LFO13" style:family="paragraph"/>
    <style:style style:name="T1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14" style:family="paragraph"/>
    <style:style style:name="P116" style:parent-style-name="Normal" style:list-style-name="LFO14" style:family="paragraph"/>
    <style:style style:name="P117" style:parent-style-name="Normal" style:list-style-name="LFO14" style:family="paragraph"/>
    <style:style style:name="P11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1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2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15" style:family="paragraph"/>
    <style:style style:name="P133" style:parent-style-name="Normal" style:list-style-name="LFO15" style:family="paragraph"/>
    <style:style style:name="P134" style:parent-style-name="Normal" style:list-style-name="LFO15" style:family="paragraph"/>
    <style:style style:name="P135" style:parent-style-name="Normal" style:list-style-name="LFO15" style:family="paragraph"/>
    <style:style style:name="P136" style:parent-style-name="Normal" style:list-style-name="LFO15" style:family="paragraph"/>
    <style:style style:name="T1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16" style:family="paragraph"/>
    <style:style style:name="P140" style:parent-style-name="Normal" style:list-style-name="LFO16" style:family="paragraph"/>
    <style:style style:name="P141" style:parent-style-name="Normal" style:list-style-name="LFO16" style:family="paragraph"/>
    <style:style style:name="T1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17" style:family="paragraph"/>
    <style:style style:name="P145" style:parent-style-name="Normal" style:list-style-name="LFO17" style:family="paragraph"/>
    <style:style style:name="P14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4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4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4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5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5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list-style-name="LFO18" style:family="paragraph"/>
    <style:style style:name="P160" style:parent-style-name="Normal" style:list-style-name="LFO18" style:family="paragraph"/>
    <style:style style:name="P161" style:parent-style-name="Normal" style:list-style-name="LFO18" style:family="paragraph"/>
    <style:style style:name="T16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19" style:family="paragraph"/>
    <style:style style:name="P165" style:parent-style-name="Normal" style:list-style-name="LFO19" style:family="paragraph"/>
    <style:style style:name="T16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20" style:family="paragraph"/>
    <style:style style:name="P169" style:parent-style-name="Normal" style:list-style-name="LFO20" style:family="paragraph"/>
    <style:style style:name="P17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7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18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list-style-name="LFO21" style:family="paragraph"/>
    <style:style style:name="P187" style:parent-style-name="Normal" style:list-style-name="LFO21" style:family="paragraph"/>
    <style:style style:name="P188" style:parent-style-name="Normal" style:list-style-name="LFO21" style:family="paragraph"/>
    <style:style style:name="P189" style:parent-style-name="Normal" style:list-style-name="LFO21" style:family="paragraph"/>
    <style:style style:name="T19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list-style-name="LFO22" style:family="paragraph"/>
    <style:style style:name="P193" style:parent-style-name="Normal" style:list-style-name="LFO22" style:family="paragraph"/>
    <style:style style:name="T1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list-style-name="LFO23" style:family="paragraph"/>
    <style:style style:name="P197" style:parent-style-name="Normal" style:list-style-name="LFO23" style:family="paragraph"/>
    <style:style style:name="P198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19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0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Normal" style:list-style-name="LFO24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list-style-name="LFO24" style:family="paragraph"/>
    <style:style style:name="P216" style:parent-style-name="Normal" style:list-style-name="LFO24" style:family="paragraph"/>
    <style:style style:name="T217" style:parent-style-name="DefaultParagraphFont" style:family="text">
      <style:text-properties fo:font-weight="bold" style:font-weight-asian="bold" style:font-weight-complex="bold"/>
    </style:style>
    <style:style style:name="P218" style:parent-style-name="Normal" style:list-style-name="LFO24" style:family="paragraph"/>
    <style:style style:name="P219" style:parent-style-name="Normal" style:list-style-name="LFO24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24" style:family="paragraph"/>
    <style:style style:name="P222" style:parent-style-name="Normal" style:list-style-name="LFO24" style:family="paragraph"/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Normal" style:list-style-name="LFO24" style:family="paragraph"/>
    <style:style style:name="T2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list-style-name="LFO25" style:family="paragraph"/>
    <style:style style:name="P228" style:parent-style-name="Normal" style:list-style-name="LFO25" style:family="paragraph"/>
    <style:style style:name="P229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0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1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2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4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5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P236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2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P239" style:parent-style-name="Normal" style:family="paragraph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list-style-name="LFO26" style:family="paragraph"/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Normal" style:list-style-name="LFO26" style:family="paragraph"/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list-style-name="LFO26" style:family="paragraph"/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Normal" style:list-style-name="LFO26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T2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TableColumn257" style:family="table-column">
      <style:table-column-properties style:column-width="1.225in"/>
    </style:style>
    <style:style style:name="TableColumn258" style:family="table-column">
      <style:table-column-properties style:column-width="0.7597in"/>
    </style:style>
    <style:style style:name="TableColumn259" style:family="table-column">
      <style:table-column-properties style:column-width="1.0138in"/>
    </style:style>
    <style:style style:name="Table256" style:family="table">
      <style:table-properties style:width="2.9986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text-properties fo:font-weight="bold" style:font-weight-asian="bold" style:font-weight-complex="bold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text-properties fo:font-weight="bold" style:font-weight-asian="bold" style:font-weight-complex="bold"/>
    </style:style>
    <style:style style:name="TableRow267" style:family="table-row">
      <style:table-row-properties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5" style:family="table-row">
      <style:table-row-properties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9" style:family="table-row">
      <style:table-row-properties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3" style:parent-style-name="DefaultParagraphFont" style:family="text">
      <style:text-properties style:font-name="Segoe UI Emoji" style:font-name-complex="Segoe UI Emoji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28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T302" style:parent-style-name="DefaultParagraphFont" style:family="text">
      <style:text-properties style:font-name="Segoe UI Emoji" style:font-name-complex="Segoe UI Emoji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T30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style:font-name="Segoe UI Emoji" style:font-name-complex="Segoe UI Emoji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31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11" style:parent-style-name="DefaultParagraphFont" style:family="text">
      <style:text-properties fo:font-weight="bold" style:font-weight-asian="bold" style:font-weight-complex="bold"/>
    </style:style>
    <style:style style:name="T312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style:font-name="Cambria Math" style:font-name-complex="Cambria Math"/>
    </style:style>
    <style:style style:name="T317" style:parent-style-name="DefaultParagraphFont" style:family="text">
      <style:text-properties fo:font-weight="bold" style:font-weight-asian="bold" style:font-weight-complex="bold"/>
    </style:style>
    <style:style style:name="T31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23" style:parent-style-name="DefaultParagraphFont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T32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0" style:parent-style-name="DefaultParagraphFont" style:family="text">
      <style:text-properties fo:font-weight="bold" style:font-weight-asian="bold" style:font-weight-complex="bold"/>
    </style:style>
    <style:style style:name="P331" style:parent-style-name="Normal" style:list-style-name="LFO28" style:family="paragraph"/>
    <style:style style:name="P332" style:parent-style-name="Normal" style:list-style-name="LFO28" style:family="paragraph"/>
    <style:style style:name="P333" style:parent-style-name="Normal" style:list-style-name="LFO28" style:family="paragraph"/>
    <style:style style:name="T3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Normal" style:family="paragraph">
      <style:text-properties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T3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34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P349" style:parent-style-name="Normal" style:list-style-name="LFO29" style:family="paragraph"/>
    <style:style style:name="P350" style:parent-style-name="Normal" style:list-style-name="LFO29" style:family="paragraph"/>
    <style:style style:name="P351" style:parent-style-name="Normal" style:list-style-name="LFO29" style:family="paragraph"/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DefaultParagraphFont" style:family="text">
      <style:text-properties style:font-name="Cambria Math" style:font-name-complex="Cambria Math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T35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36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T36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P365" style:parent-style-name="Normal" style:list-style-name="LFO30" style:family="paragraph"/>
    <style:style style:name="P366" style:parent-style-name="Normal" style:list-style-name="LFO30" style:family="paragraph"/>
    <style:style style:name="P367" style:parent-style-name="Normal" style:list-style-name="LFO30" style:family="paragraph"/>
    <style:style style:name="P368" style:parent-style-name="Normal" style:list-style-name="LFO30" style:family="paragraph"/>
    <style:style style:name="P369" style:parent-style-name="Normal" style:list-style-name="LFO30" style:family="paragraph"/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T37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7" style:parent-style-name="DefaultParagraphFont" style:family="text">
      <style:text-properties fo:font-weight="bold" style:font-weight-asian="bold" style:font-weight-complex="bold"/>
    </style:style>
    <style:style style:name="P378" style:parent-style-name="Normal" style:list-style-name="LFO31" style:family="paragraph"/>
    <style:style style:name="P379" style:parent-style-name="Normal" style:list-style-name="LFO31" style:family="paragraph"/>
    <style:style style:name="T38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P382" style:parent-style-name="Normal" style:family="paragraph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38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387" style:parent-style-name="DefaultParagraphFont" style:family="text">
      <style:text-properties fo:font-weight="bold" style:font-weight-asian="bold" style:font-weight-complex="bold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390" style:parent-style-name="DefaultParagraphFont" style:family="text">
      <style:text-properties style:font-name="Cambria Math" style:font-name-complex="Cambria Math"/>
    </style:style>
    <style:style style:name="T391" style:parent-style-name="DefaultParagraphFont" style:family="text">
      <style:text-properties style:font-name="Cambria Math" style:font-name-complex="Cambria Math"/>
    </style:style>
    <style:style style:name="T3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93" style:parent-style-name="DefaultParagraphFont" style:family="text">
      <style:text-properties fo:font-weight="bold" style:font-weight-asian="bold" style:font-weight-complex="bold"/>
    </style:style>
    <style:style style:name="T394" style:parent-style-name="DefaultParagraphFont" style:family="text">
      <style:text-properties fo:font-weight="bold" style:font-weight-asian="bold" style:font-weight-complex="bold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T3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ableColumn399" style:family="table-column">
      <style:table-column-properties style:column-width="1.675in"/>
    </style:style>
    <style:style style:name="TableColumn400" style:family="table-column">
      <style:table-column-properties style:column-width="1.4527in"/>
    </style:style>
    <style:style style:name="Table398" style:family="table">
      <style:table-properties style:width="3.1277in" fo:margin-left="0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text-properties fo:font-weight="bold" style:font-weight-asian="bold" style:font-weight-complex="bold"/>
    </style:style>
    <style:style style:name="TableCell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5" style:parent-style-name="Normal" style:family="paragraph">
      <style:text-properties fo:font-weight="bold" style:font-weight-asian="bold" style:font-weight-complex="bold"/>
    </style:style>
    <style:style style:name="TableRow406" style:family="table-row">
      <style:table-row-properties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9" style:family="table-row">
      <style:table-row-properties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6" style:parent-style-name="DefaultParagraphFont" style:family="text">
      <style:text-properties fo:font-weight="bold" style:font-weight-asian="bold" style:font-weight-complex="bold"/>
    </style:style>
    <style:style style:name="P417" style:parent-style-name="Normal" style:list-style-name="LFO32" style:family="paragraph"/>
    <style:style style:name="P418" style:parent-style-name="Normal" style:list-style-name="LFO32" style:family="paragraph"/>
    <style:style style:name="T4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0" style:parent-style-name="DefaultParagraphFont" style:family="text">
      <style:text-properties fo:font-weight="bold" style:font-weight-asian="bold" style:font-weight-complex="bold"/>
    </style:style>
    <style:style style:name="P421" style:parent-style-name="Normal" style:family="paragraph">
      <style:text-properties fo:font-weight="bold" style:font-weight-asian="bold" style:font-weight-complex="bold"/>
    </style:style>
    <style:style style:name="T422" style:parent-style-name="DefaultParagraphFont" style:family="text">
      <style:text-properties fo:font-weight="bold" style:font-weight-asian="bold" style:font-weight-complex="bold"/>
    </style:style>
    <style:style style:name="T4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P425" style:parent-style-name="Normal" style:list-style-name="LFO33" style:family="paragraph"/>
    <style:style style:name="T426" style:parent-style-name="DefaultParagraphFont" style:family="text">
      <style:text-properties fo:font-weight="bold" style:font-weight-asian="bold" style:font-weight-complex="bold"/>
    </style:style>
    <style:style style:name="P427" style:parent-style-name="Normal" style:list-style-name="LFO33" style:family="paragraph"/>
    <style:style style:name="T428" style:parent-style-name="DefaultParagraphFont" style:family="text">
      <style:text-properties fo:font-weight="bold" style:font-weight-asian="bold" style:font-weight-complex="bold"/>
    </style:style>
    <style:style style:name="P429" style:parent-style-name="Normal" style:list-style-name="LFO33" style:family="paragraph"/>
    <style:style style:name="T430" style:parent-style-name="DefaultParagraphFont" style:family="text">
      <style:text-properties fo:font-weight="bold" style:font-weight-asian="bold" style:font-weight-complex="bold"/>
    </style:style>
    <style:style style:name="P431" style:parent-style-name="Normal" style:list-style-name="LFO33" style:family="paragraph"/>
    <style:style style:name="T432" style:parent-style-name="DefaultParagraphFont" style:family="text">
      <style:text-properties fo:font-weight="bold" style:font-weight-asian="bold" style:font-weight-complex="bold"/>
    </style:style>
    <style:style style:name="P433" style:parent-style-name="Normal" style:list-style-name="LFO33" style:family="paragraph"/>
    <style:style style:name="T434" style:parent-style-name="DefaultParagraphFont" style:family="text">
      <style:text-properties fo:font-weight="bold" style:font-weight-asian="bold" style:font-weight-complex="bold"/>
    </style:style>
    <style:style style:name="P435" style:parent-style-name="Normal" style:list-style-name="LFO33" style:family="paragraph"/>
    <style:style style:name="P436" style:parent-style-name="Normal" style:list-style-name="LFO33" style:family="paragraph"/>
    <style:style style:name="T4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8" style:parent-style-name="DefaultParagraphFont" style:family="text">
      <style:text-properties fo:font-weight="bold" style:font-weight-asian="bold" style:font-weight-complex="bold"/>
    </style:style>
    <style:style style:name="P439" style:parent-style-name="Normal" style:list-style-name="LFO34" style:family="paragraph"/>
    <style:style style:name="P440" style:parent-style-name="Normal" style:list-style-name="LFO34" style:family="paragraph"/>
    <style:style style:name="P441" style:parent-style-name="Normal" style:list-style-name="LFO34" style:family="paragraph"/>
    <style:style style:name="P442" style:parent-style-name="Normal" style:list-style-name="LFO34" style:family="paragraph"/>
    <style:style style:name="T44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44" style:parent-style-name="DefaultParagraphFont" style:family="text">
      <style:text-properties fo:font-weight="bold" style:font-weight-asian="bold" style:font-weight-complex="bold"/>
    </style:style>
    <style:style style:name="P445" style:parent-style-name="Normal" style:list-style-name="LFO35" style:family="paragraph"/>
    <style:style style:name="P446" style:parent-style-name="Normal" style:list-style-name="LFO35" style:family="paragraph"/>
    <style:style style:name="P447" style:parent-style-name="Normal" style:list-style-name="LFO35" style:family="paragraph"/>
    <style:style style:name="T4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P450" style:parent-style-name="Normal" style:family="paragraph">
      <style:text-properties fo:font-weight="bold" style:font-weight-asian="bold" style:font-weight-complex="bold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T4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3" style:parent-style-name="DefaultParagraphFont" style:family="text">
      <style:text-properties fo:font-weight="bold" style:font-weight-asian="bold" style:font-weight-complex="bold"/>
    </style:style>
    <style:style style:name="T4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5" style:parent-style-name="DefaultParagraphFont" style:family="text">
      <style:text-properties fo:font-weight="bold" style:font-weight-asian="bold" style:font-weight-complex="bold"/>
    </style:style>
    <style:style style:name="P456" style:parent-style-name="Normal" style:list-style-name="LFO36" style:family="paragraph"/>
    <style:style style:name="T457" style:parent-style-name="DefaultParagraphFont" style:family="text">
      <style:text-properties fo:font-weight="bold" style:font-weight-asian="bold" style:font-weight-complex="bold"/>
    </style:style>
    <style:style style:name="P458" style:parent-style-name="Normal" style:list-style-name="LFO36" style:family="paragraph"/>
    <style:style style:name="T459" style:parent-style-name="DefaultParagraphFont" style:family="text">
      <style:text-properties fo:font-weight="bold" style:font-weight-asian="bold" style:font-weight-complex="bold"/>
    </style:style>
    <style:style style:name="P460" style:parent-style-name="Normal" style:list-style-name="LFO36" style:family="paragraph"/>
    <style:style style:name="T461" style:parent-style-name="DefaultParagraphFont" style:family="text">
      <style:text-properties fo:font-weight="bold" style:font-weight-asian="bold" style:font-weight-complex="bold"/>
    </style:style>
    <style:style style:name="T46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3" style:parent-style-name="DefaultParagraphFont" style:family="text">
      <style:text-properties fo:font-weight="bold" style:font-weight-asian="bold" style:font-weight-complex="bold"/>
    </style:style>
    <style:style style:name="T464" style:parent-style-name="DefaultParagraphFont" style:family="text">
      <style:text-properties style:font-name="Segoe UI Emoji" style:font-name-complex="Segoe UI Emoji"/>
    </style:style>
    <style:style style:name="T4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3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3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list-style-name="LFO37" style:family="paragraph"/>
    <style:style style:name="T472" style:parent-style-name="DefaultParagraphFont" style:family="text">
      <style:text-properties fo:font-weight="bold" style:font-weight-asian="bold" style:font-weight-complex="bold"/>
    </style:style>
    <style:style style:name="P473" style:parent-style-name="Normal" style:list-style-name="LFO37" style:family="paragraph"/>
    <style:style style:name="T474" style:parent-style-name="DefaultParagraphFont" style:family="text">
      <style:text-properties fo:font-weight="bold" style:font-weight-asian="bold" style:font-weight-complex="bold"/>
    </style:style>
    <style:style style:name="T47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76" style:parent-style-name="DefaultParagraphFont" style:family="text">
      <style:text-properties fo:font-weight="bold" style:font-weight-asian="bold" style:font-weight-complex="bold"/>
    </style:style>
    <style:style style:name="P477" style:parent-style-name="Normal" style:list-style-name="LFO38" style:family="paragraph"/>
    <style:style style:name="P478" style:parent-style-name="Normal" style:list-style-name="LFO38" style:family="paragraph"/>
    <style:style style:name="P479" style:parent-style-name="Normal" style:list-style-name="LFO38" style:family="paragraph"/>
    <style:style style:name="T480" style:parent-style-name="DefaultParagraphFont" style:family="text">
      <style:text-properties style:font-name="Segoe UI Emoji" style:font-name-complex="Segoe UI Emoji"/>
    </style:style>
    <style:style style:name="T481" style:parent-style-name="DefaultParagraphFont" style:family="text">
      <style:text-properties fo:font-weight="bold" style:font-weight-asian="bold" style:font-weight-complex="bold"/>
    </style:style>
    <style:style style:name="T482" style:parent-style-name="DefaultParagraphFont" style:family="text">
      <style:text-properties fo:font-weight="bold" style:font-weight-asian="bold" style:font-weight-complex="bold"/>
    </style:style>
    <style:style style:name="T483" style:parent-style-name="DefaultParagraphFont" style:family="text">
      <style:text-properties fo:font-weight="bold" style:font-weight-asian="bold" style:font-weight-complex="bold"/>
    </style:style>
    <style:style style:name="T48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85" style:parent-style-name="DefaultParagraphFont" style:family="text">
      <style:text-properties fo:font-weight="bold" style:font-weight-asian="bold" style:font-weight-complex="bold"/>
    </style:style>
    <style:style style:name="P486" style:parent-style-name="Normal" style:family="paragraph">
      <style:text-properties fo:font-weight="bold" style:font-weight-asian="bold" style:font-weight-complex="bold"/>
    </style:style>
    <style:style style:name="T487" style:parent-style-name="DefaultParagraphFont" style:family="text">
      <style:text-properties fo:font-weight="bold" style:font-weight-asian="bold" style:font-weight-complex="bold"/>
    </style:style>
    <style:style style:name="T488" style:parent-style-name="DefaultParagraphFont" style:family="text">
      <style:text-properties fo:font-weight="bold" style:font-weight-asian="bold" style:font-weight-complex="bold"/>
    </style:style>
    <style:style style:name="T489" style:parent-style-name="DefaultParagraphFont" style:family="text">
      <style:text-properties fo:font-weight="bold" style:font-weight-asian="bold" style:font-weight-complex="bold"/>
    </style:style>
    <style:style style:name="T490" style:parent-style-name="DefaultParagraphFont" style:family="text">
      <style:text-properties fo:font-weight="bold" style:font-weight-asian="bold" style:font-weight-complex="bold"/>
    </style:style>
    <style:style style:name="T491" style:parent-style-name="DefaultParagraphFont" style:family="text">
      <style:text-properties fo:font-weight="bold" style:font-weight-asian="bold" style:font-weight-complex="bold"/>
    </style:style>
    <style:style style:name="T4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3" style:parent-style-name="DefaultParagraphFont" style:family="text">
      <style:text-properties fo:font-weight="bold" style:font-weight-asian="bold" style:font-weight-complex="bold"/>
    </style:style>
    <style:style style:name="T494" style:parent-style-name="DefaultParagraphFont" style:family="text">
      <style:text-properties fo:font-weight="bold" style:font-weight-asian="bold" style:font-weight-complex="bold"/>
    </style:style>
    <style:style style:name="T49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96" style:parent-style-name="DefaultParagraphFont" style:family="text">
      <style:text-properties fo:font-weight="bold" style:font-weight-asian="bold" style:font-weight-complex="bold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fo:font-weight="bold" style:font-weight-asian="bold" style:font-weight-complex="bold"/>
    </style:style>
    <style:style style:name="T499" style:parent-style-name="DefaultParagraphFont" style:family="text">
      <style:text-properties style:font-name="Segoe UI Emoji" style:font-name-complex="Segoe UI Emoji"/>
    </style:style>
    <style:style style:name="T500" style:parent-style-name="DefaultParagraphFont" style:family="text">
      <style:text-properties fo:font-weight="bold" style:font-weight-asian="bold" style:font-weight-complex="bold"/>
    </style:style>
    <style:style style:name="T50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style:font-name="Segoe UI Emoji" style:font-name-complex="Segoe UI Emoji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50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/>
    </style:style>
    <style:style style:name="T513" style:parent-style-name="DefaultParagraphFont" style:family="text">
      <style:text-properties style:font-name="Cambria Math" style:font-name-complex="Cambria Math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16" style:parent-style-name="DefaultParagraphFont" style:family="text">
      <style:text-properties fo:font-weight="bold" style:font-weight-asian="bold" style:font-weight-complex="bold"/>
    </style:style>
    <style:style style:name="T517" style:parent-style-name="DefaultParagraphFont" style:family="text">
      <style:text-properties fo:font-weight="bold" style:font-weight-asian="bold" style:font-weight-complex="bold"/>
    </style:style>
    <style:style style:name="T518" style:parent-style-name="DefaultParagraphFont" style:family="text">
      <style:text-properties fo:font-weight="bold" style:font-weight-asian="bold" style:font-weight-complex="bold"/>
    </style:style>
    <style:style style:name="T51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20" style:parent-style-name="DefaultParagraphFont" style:family="text">
      <style:text-properties fo:font-weight="bold" style:font-weight-asian="bold" style:font-weight-complex="bold"/>
    </style:style>
    <style:style style:name="T521" style:parent-style-name="DefaultParagraphFont" style:family="text">
      <style:text-properties fo:font-weight="bold" style:font-weight-asian="bold" style:font-weight-complex="bold"/>
    </style:style>
    <style:style style:name="T522" style:parent-style-name="DefaultParagraphFont" style:family="text">
      <style:text-properties fo:font-weight="bold" style:font-weight-asian="bold" style:font-weight-complex="bold"/>
    </style:style>
    <style:style style:name="T52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24" style:parent-style-name="DefaultParagraphFont" style:family="text">
      <style:text-properties fo:font-weight="bold" style:font-weight-asian="bold" style:font-weight-complex="bold"/>
    </style:style>
    <style:style style:name="T525" style:parent-style-name="DefaultParagraphFont" style:family="text">
      <style:text-properties fo:font-weight="bold" style:font-weight-asian="bold" style:font-weight-complex="bold"/>
    </style:style>
    <style:style style:name="T5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27" style:parent-style-name="DefaultParagraphFont" style:family="text">
      <style:text-properties fo:font-weight="bold" style:font-weight-asian="bold" style:font-weight-complex="bold"/>
    </style:style>
    <style:style style:name="P528" style:parent-style-name="Normal" style:list-style-name="LFO40" style:family="paragraph"/>
    <style:style style:name="P529" style:parent-style-name="Normal" style:list-style-name="LFO40" style:family="paragraph"/>
    <style:style style:name="P530" style:parent-style-name="Normal" style:list-style-name="LFO40" style:family="paragraph"/>
    <style:style style:name="T5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2" style:parent-style-name="DefaultParagraphFont" style:family="text">
      <style:text-properties fo:font-weight="bold" style:font-weight-asian="bold" style:font-weight-complex="bold"/>
    </style:style>
    <style:style style:name="P533" style:parent-style-name="Normal" style:family="paragraph">
      <style:text-properties fo:font-weight="bold" style:font-weight-asian="bold" style:font-weight-complex="bold"/>
    </style:style>
    <style:style style:name="T534" style:parent-style-name="DefaultParagraphFont" style:family="text">
      <style:text-properties fo:font-weight="bold" style:font-weight-asian="bold" style:font-weight-complex="bold"/>
    </style:style>
    <style:style style:name="T53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6" style:parent-style-name="DefaultParagraphFont" style:family="text">
      <style:text-properties fo:font-weight="bold" style:font-weight-asian="bold" style:font-weight-complex="bold"/>
    </style:style>
    <style:style style:name="T537" style:parent-style-name="DefaultParagraphFont" style:family="text">
      <style:text-properties fo:font-weight="bold" style:font-weight-asian="bold" style:font-weight-complex="bold"/>
    </style:style>
    <style:style style:name="T53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39" style:parent-style-name="DefaultParagraphFont" style:family="text">
      <style:text-properties fo:font-weight="bold" style:font-weight-asian="bold" style:font-weight-complex="bold"/>
    </style:style>
    <style:style style:name="T540" style:parent-style-name="DefaultParagraphFont" style:family="text">
      <style:text-properties fo:font-weight="bold" style:font-weight-asian="bold" style:font-weight-complex="bold"/>
    </style:style>
    <style:style style:name="T54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42" style:parent-style-name="DefaultParagraphFont" style:family="text">
      <style:text-properties fo:font-weight="bold" style:font-weight-asian="bold" style:font-weight-complex="bold"/>
    </style:style>
    <style:style style:name="T543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544" style:parent-style-name="DefaultParagraphFont" style:family="text">
      <style:text-properties fo:font-weight="bold" style:font-weight-asian="bold" style:font-weight-complex="bold"/>
    </style:style>
    <style:style style:name="T545" style:parent-style-name="DefaultParagraphFont" style:family="text">
      <style:text-properties fo:font-weight="bold" style:font-weight-asian="bold" style:font-weight-complex="bold"/>
    </style:style>
    <style:style style:name="P546" style:parent-style-name="Normal" style:list-style-name="LFO41" style:family="paragraph"/>
    <style:style style:name="P547" style:parent-style-name="Normal" style:list-style-name="LFO41" style:family="paragraph"/>
    <style:style style:name="P548" style:parent-style-name="Normal" style:list-style-name="LFO41" style:family="paragraph"/>
    <style:style style:name="T549" style:parent-style-name="DefaultParagraphFont" style:family="text">
      <style:text-properties fo:font-weight="bold" style:font-weight-asian="bold" style:font-weight-complex="bold"/>
    </style:style>
    <style:style style:name="T550" style:parent-style-name="DefaultParagraphFont" style:family="text">
      <style:text-properties style:font-name="Cambria Math" style:font-name-complex="Cambria Math"/>
    </style:style>
    <style:style style:name="T551" style:parent-style-name="DefaultParagraphFont" style:family="text">
      <style:text-properties fo:font-weight="bold" style:font-weight-asian="bold" style:font-weight-complex="bold"/>
    </style:style>
    <style:style style:name="T55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53" style:parent-style-name="DefaultParagraphFont" style:family="text">
      <style:text-properties fo:font-weight="bold" style:font-weight-asian="bold" style:font-weight-complex="bold"/>
    </style:style>
    <style:style style:name="T554" style:parent-style-name="DefaultParagraphFont" style:family="text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T556" style:parent-style-name="DefaultParagraphFont" style:family="text">
      <style:text-properties fo:font-weight="bold" style:font-weight-asian="bold" style:font-weight-complex="bold"/>
    </style:style>
    <style:style style:name="T5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8" style:parent-style-name="DefaultParagraphFont" style:family="text">
      <style:text-properties fo:font-weight="bold" style:font-weight-asian="bold" style:font-weight-complex="bold"/>
    </style:style>
    <style:style style:name="T559" style:parent-style-name="DefaultParagraphFont" style:family="text">
      <style:text-properties fo:font-weight="bold" style:font-weight-asian="bold" style:font-weight-complex="bold"/>
    </style:style>
    <style:style style:name="T56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61" style:parent-style-name="DefaultParagraphFont" style:family="text">
      <style:text-properties fo:font-weight="bold" style:font-weight-asian="bold" style:font-weight-complex="bold"/>
    </style:style>
    <style:style style:name="P562" style:parent-style-name="Normal" style:list-style-name="LFO42" style:family="paragraph"/>
    <style:style style:name="P563" style:parent-style-name="Normal" style:list-style-name="LFO42" style:family="paragraph"/>
    <style:style style:name="P564" style:parent-style-name="Normal" style:list-style-name="LFO42" style:family="paragraph"/>
    <style:style style:name="P565" style:parent-style-name="Normal" style:list-style-name="LFO42" style:family="paragraph"/>
    <style:style style:name="P566" style:parent-style-name="Normal" style:list-style-name="LFO42" style:family="paragraph"/>
    <style:style style:name="T567" style:parent-style-name="DefaultParagraphFont" style:family="text">
      <style:text-properties fo:font-weight="bold" style:font-weight-asian="bold" style:font-weight-complex="bold"/>
    </style:style>
    <style:style style:name="T56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69" style:parent-style-name="DefaultParagraphFont" style:family="text">
      <style:text-properties fo:font-weight="bold" style:font-weight-asian="bold" style:font-weight-complex="bold"/>
    </style:style>
    <style:style style:name="T570" style:parent-style-name="DefaultParagraphFont" style:family="text">
      <style:text-properties fo:font-weight="bold" style:font-weight-asian="bold" style:font-weight-complex="bold"/>
    </style:style>
    <style:style style:name="T57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72" style:parent-style-name="DefaultParagraphFont" style:family="text">
      <style:text-properties fo:font-weight="bold" style:font-weight-asian="bold" style:font-weight-complex="bold"/>
    </style:style>
    <style:style style:name="T57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74" style:parent-style-name="DefaultParagraphFont" style:family="text">
      <style:text-properties fo:font-weight="bold" style:font-weight-asian="bold" style:font-weight-complex="bold"/>
    </style:style>
    <style:style style:name="P575" style:parent-style-name="Normal" style:list-style-name="LFO43" style:family="paragraph"/>
    <style:style style:name="P576" style:parent-style-name="Normal" style:list-style-name="LFO43" style:family="paragraph"/>
    <style:style style:name="T5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78" style:parent-style-name="DefaultParagraphFont" style:family="text">
      <style:text-properties fo:font-weight="bold" style:font-weight-asian="bold" style:font-weight-complex="bold"/>
    </style:style>
    <style:style style:name="P579" style:parent-style-name="Normal" style:family="paragraph">
      <style:text-properties fo:font-weight="bold" style:font-weight-asian="bold" style:font-weight-complex="bold"/>
    </style:style>
    <style:style style:name="T580" style:parent-style-name="DefaultParagraphFont" style:family="text">
      <style:text-properties fo:font-weight="bold" style:font-weight-asian="bold" style:font-weight-complex="bold"/>
    </style:style>
    <style:style style:name="T581" style:parent-style-name="DefaultParagraphFont" style:family="text">
      <style:text-properties fo:font-weight="bold" style:font-weight-asian="bold" style:font-weight-complex="bold"/>
    </style:style>
    <style:style style:name="T5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83" style:parent-style-name="DefaultParagraphFont" style:family="text">
      <style:text-properties fo:font-weight="bold" style:font-weight-asian="bold" style:font-weight-complex="bold"/>
    </style:style>
    <style:style style:name="T584" style:parent-style-name="DefaultParagraphFont" style:family="text">
      <style:text-properties fo:font-weight="bold" style:font-weight-asian="bold" style:font-weight-complex="bold"/>
    </style:style>
    <style:style style:name="T585" style:parent-style-name="DefaultParagraphFont" style:family="text">
      <style:text-properties fo:font-weight="bold" style:font-weight-asian="bold" style:font-weight-complex="bold"/>
    </style:style>
    <style:style style:name="T586" style:parent-style-name="DefaultParagraphFont" style:family="text">
      <style:text-properties fo:font-weight="bold" style:font-weight-asian="bold" style:font-weight-complex="bold"/>
    </style:style>
    <style:style style:name="T587" style:parent-style-name="DefaultParagraphFont" style:family="text">
      <style:text-properties style:font-name="Cambria Math" style:font-name-complex="Cambria Math"/>
    </style:style>
    <style:style style:name="T588" style:parent-style-name="DefaultParagraphFont" style:family="text">
      <style:text-properties style:font-name="Cambria Math" style:font-name-complex="Cambria Math"/>
    </style:style>
    <style:style style:name="T5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90" style:parent-style-name="DefaultParagraphFont" style:family="text">
      <style:text-properties fo:font-weight="bold" style:font-weight-asian="bold" style:font-weight-complex="bold"/>
    </style:style>
    <style:style style:name="T591" style:parent-style-name="DefaultParagraphFont" style:family="text">
      <style:text-properties fo:font-weight="bold" style:font-weight-asian="bold" style:font-weight-complex="bold"/>
    </style:style>
    <style:style style:name="T592" style:parent-style-name="DefaultParagraphFont" style:family="text">
      <style:text-properties fo:font-weight="bold" style:font-weight-asian="bold" style:font-weight-complex="bold"/>
    </style:style>
    <style:style style:name="T59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94" style:parent-style-name="DefaultParagraphFont" style:family="text">
      <style:text-properties fo:font-weight="bold" style:font-weight-asian="bold" style:font-weight-complex="bold"/>
    </style:style>
    <style:style style:name="TableColumn596" style:family="table-column">
      <style:table-column-properties style:column-width="1.675in"/>
    </style:style>
    <style:style style:name="TableColumn597" style:family="table-column">
      <style:table-column-properties style:column-width="1.4527in"/>
    </style:style>
    <style:style style:name="Table595" style:family="table">
      <style:table-properties style:width="3.1277in" fo:margin-left="0in" table:align="left"/>
    </style:style>
    <style:style style:name="TableRow598" style:family="table-row">
      <style:table-row-properties/>
    </style:style>
    <style:style style:name="TableCell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text-properties fo:font-weight="bold" style:font-weight-asian="bold" style:font-weight-complex="bold"/>
    </style:style>
    <style:style style:name="TableCell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text-properties fo:font-weight="bold" style:font-weight-asian="bold" style:font-weight-complex="bold"/>
    </style:style>
    <style:style style:name="TableRow603" style:family="table-row">
      <style:table-row-properties/>
    </style:style>
    <style:style style:name="TableCell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6" style:family="table-row">
      <style:table-row-properties/>
    </style:style>
    <style:style style:name="TableCell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9" style:family="table-row">
      <style:table-row-properties/>
    </style:style>
    <style:style style:name="TableCell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13" style:parent-style-name="DefaultParagraphFont" style:family="text">
      <style:text-properties fo:font-weight="bold" style:font-weight-asian="bold" style:font-weight-complex="bold"/>
    </style:style>
    <style:style style:name="P614" style:parent-style-name="Normal" style:list-style-name="LFO44" style:family="paragraph"/>
    <style:style style:name="P615" style:parent-style-name="Normal" style:list-style-name="LFO44" style:family="paragraph"/>
    <style:style style:name="T61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17" style:parent-style-name="DefaultParagraphFont" style:family="text">
      <style:text-properties fo:font-weight="bold" style:font-weight-asian="bold" style:font-weight-complex="bold"/>
    </style:style>
    <style:style style:name="P618" style:parent-style-name="Normal" style:family="paragraph">
      <style:text-properties fo:font-weight="bold" style:font-weight-asian="bold" style:font-weight-complex="bold"/>
    </style:style>
    <style:style style:name="T619" style:parent-style-name="DefaultParagraphFont" style:family="text">
      <style:text-properties fo:font-weight="bold" style:font-weight-asian="bold" style:font-weight-complex="bold"/>
    </style:style>
    <style:style style:name="T6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21" style:parent-style-name="DefaultParagraphFont" style:family="text">
      <style:text-properties fo:font-weight="bold" style:font-weight-asian="bold" style:font-weight-complex="bold"/>
    </style:style>
    <style:style style:name="P622" style:parent-style-name="Normal" style:list-style-name="LFO45" style:family="paragraph"/>
    <style:style style:name="T623" style:parent-style-name="DefaultParagraphFont" style:family="text">
      <style:text-properties fo:font-weight="bold" style:font-weight-asian="bold" style:font-weight-complex="bold"/>
    </style:style>
    <style:style style:name="P624" style:parent-style-name="Normal" style:list-style-name="LFO45" style:family="paragraph"/>
    <style:style style:name="T625" style:parent-style-name="DefaultParagraphFont" style:family="text">
      <style:text-properties fo:font-weight="bold" style:font-weight-asian="bold" style:font-weight-complex="bold"/>
    </style:style>
    <style:style style:name="P626" style:parent-style-name="Normal" style:list-style-name="LFO45" style:family="paragraph"/>
    <style:style style:name="T627" style:parent-style-name="DefaultParagraphFont" style:family="text">
      <style:text-properties fo:font-weight="bold" style:font-weight-asian="bold" style:font-weight-complex="bold"/>
    </style:style>
    <style:style style:name="P628" style:parent-style-name="Normal" style:list-style-name="LFO45" style:family="paragraph"/>
    <style:style style:name="T629" style:parent-style-name="DefaultParagraphFont" style:family="text">
      <style:text-properties fo:font-weight="bold" style:font-weight-asian="bold" style:font-weight-complex="bold"/>
    </style:style>
    <style:style style:name="P630" style:parent-style-name="Normal" style:list-style-name="LFO45" style:family="paragraph"/>
    <style:style style:name="T631" style:parent-style-name="DefaultParagraphFont" style:family="text">
      <style:text-properties fo:font-weight="bold" style:font-weight-asian="bold" style:font-weight-complex="bold"/>
    </style:style>
    <style:style style:name="P632" style:parent-style-name="Normal" style:list-style-name="LFO45" style:family="paragraph"/>
    <style:style style:name="P633" style:parent-style-name="Normal" style:list-style-name="LFO45" style:family="paragraph"/>
    <style:style style:name="T6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35" style:parent-style-name="DefaultParagraphFont" style:family="text">
      <style:text-properties fo:font-weight="bold" style:font-weight-asian="bold" style:font-weight-complex="bold"/>
    </style:style>
    <style:style style:name="P636" style:parent-style-name="Normal" style:list-style-name="LFO46" style:family="paragraph"/>
    <style:style style:name="P637" style:parent-style-name="Normal" style:list-style-name="LFO46" style:family="paragraph"/>
    <style:style style:name="P638" style:parent-style-name="Normal" style:list-style-name="LFO46" style:family="paragraph"/>
    <style:style style:name="P639" style:parent-style-name="Normal" style:list-style-name="LFO46" style:family="paragraph"/>
    <style:style style:name="T64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41" style:parent-style-name="DefaultParagraphFont" style:family="text">
      <style:text-properties fo:font-weight="bold" style:font-weight-asian="bold" style:font-weight-complex="bold"/>
    </style:style>
    <style:style style:name="P642" style:parent-style-name="Normal" style:list-style-name="LFO47" style:family="paragraph"/>
    <style:style style:name="P643" style:parent-style-name="Normal" style:list-style-name="LFO47" style:family="paragraph"/>
    <style:style style:name="P644" style:parent-style-name="Normal" style:list-style-name="LFO47" style:family="paragraph"/>
    <style:style style:name="T6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P647" style:parent-style-name="Normal" style:family="paragraph">
      <style:text-properties fo:font-weight="bold" style:font-weight-asian="bold" style:font-weight-complex="bold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T64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50" style:parent-style-name="DefaultParagraphFont" style:family="text">
      <style:text-properties fo:font-weight="bold" style:font-weight-asian="bold" style:font-weight-complex="bold"/>
    </style:style>
    <style:style style:name="T6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52" style:parent-style-name="DefaultParagraphFont" style:family="text">
      <style:text-properties fo:font-weight="bold" style:font-weight-asian="bold" style:font-weight-complex="bold"/>
    </style:style>
    <style:style style:name="P653" style:parent-style-name="Normal" style:list-style-name="LFO48" style:family="paragraph"/>
    <style:style style:name="T654" style:parent-style-name="DefaultParagraphFont" style:family="text">
      <style:text-properties fo:font-weight="bold" style:font-weight-asian="bold" style:font-weight-complex="bold"/>
    </style:style>
    <style:style style:name="P655" style:parent-style-name="Normal" style:list-style-name="LFO48" style:family="paragraph"/>
    <style:style style:name="T656" style:parent-style-name="DefaultParagraphFont" style:family="text">
      <style:text-properties fo:font-weight="bold" style:font-weight-asian="bold" style:font-weight-complex="bold"/>
    </style:style>
    <style:style style:name="P657" style:parent-style-name="Normal" style:list-style-name="LFO48" style:family="paragraph"/>
    <style:style style:name="T658" style:parent-style-name="DefaultParagraphFont" style:family="text">
      <style:text-properties fo:font-weight="bold" style:font-weight-asian="bold" style:font-weight-complex="bold"/>
    </style:style>
    <style:style style:name="T6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0" style:parent-style-name="DefaultParagraphFont" style:family="text">
      <style:text-properties fo:font-weight="bold" style:font-weight-asian="bold" style:font-weight-complex="bold"/>
    </style:style>
    <style:style style:name="T661" style:parent-style-name="DefaultParagraphFont" style:family="text">
      <style:text-properties style:font-name="Segoe UI Emoji" style:font-name-complex="Segoe UI Emoji"/>
    </style:style>
    <style:style style:name="T66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3" style:parent-style-name="DefaultParagraphFont" style:family="text">
      <style:text-properties fo:font-weight="bold" style:font-weight-asian="bold" style:font-weight-complex="bold"/>
    </style:style>
    <style:style style:name="P664" style:parent-style-name="Normal" style:list-style-name="LFO49" style:family="paragraph"/>
    <style:style style:name="T665" style:parent-style-name="DefaultParagraphFont" style:family="text">
      <style:text-properties fo:font-weight="bold" style:font-weight-asian="bold" style:font-weight-complex="bold"/>
    </style:style>
    <style:style style:name="P666" style:parent-style-name="Normal" style:list-style-name="LFO49" style:family="paragraph"/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49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Normal" style:list-style-name="LFO49" style:family="paragraph"/>
    <style:style style:name="T671" style:parent-style-name="DefaultParagraphFont" style:family="text">
      <style:text-properties fo:font-weight="bold" style:font-weight-asian="bold" style:font-weight-complex="bold"/>
    </style:style>
    <style:style style:name="T6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73" style:parent-style-name="DefaultParagraphFont" style:family="text">
      <style:text-properties fo:font-weight="bold" style:font-weight-asian="bold" style:font-weight-complex="bold"/>
    </style:style>
    <style:style style:name="P674" style:parent-style-name="Normal" style:list-style-name="LFO50" style:family="paragraph"/>
    <style:style style:name="P675" style:parent-style-name="Normal" style:list-style-name="LFO50" style:family="paragraph"/>
    <style:style style:name="P676" style:parent-style-name="Normal" style:list-style-name="LFO50" style:family="paragraph"/>
    <style:style style:family="graphic" style:name="a8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⭐</text:span><text:span text:style-name="T3"><text:s/>Q1. Explain Data Abstraction and Data Independence in DBMS.</text:span></text:p>
      <text:p text:style-name="P4">Answer:</text:p>
      <text:p text:style-name="Normal"><text:span text:style-name="T5">🔹</text:span><text:span text:style-name="T6"><text:s/>Data Abstraction</text:span></text:p>
      <text:p text:style-name="Normal">Data abstraction is the process of<text:s/><text:span text:style-name="T7">hiding complex database details</text:span><text:s/>from users and showing only the required information.</text:p>
      <text:p text:style-name="P8">Levels of Data Abstraction:</text:p>
      <text:list text:style-name="LFO1" text:continue-numbering="true">
        <text:list-item>
          <text:p text:style-name="P9"><text:span text:style-name="T10">Physical Level</text:span></text:p>
          <text:list text:continue-numbering="true">
            <text:list-item>
              <text:p text:style-name="P11">Describes how data is stored on disk</text:p>
            </text:list-item>
            <text:list-item>
              <text:p text:style-name="P12">Lowest level</text:p>
            </text:list-item>
          </text:list>
        </text:list-item>
        <text:list-item>
          <text:p text:style-name="P13"><text:span text:style-name="T14">Logical Level</text:span></text:p>
          <text:list text:continue-numbering="true">
            <text:list-item>
              <text:p text:style-name="P15">Describes what data is stored and relationships</text:p>
            </text:list-item>
            <text:list-item>
              <text:p text:style-name="P16">Database schema</text:p>
            </text:list-item>
          </text:list>
        </text:list-item>
        <text:list-item>
          <text:p text:style-name="P17"><text:span text:style-name="T18">View Level</text:span></text:p>
          <text:list text:continue-numbering="true">
            <text:list-item>
              <text:p text:style-name="P19">Describes how users see data</text:p>
            </text:list-item>
            <text:list-item>
              <text:p text:style-name="P20">Different views for different users</text:p>
            </text:list-item>
          </text:list>
        </text:list-item>
      </text:list>
      <text:p text:style-name="P21">Advantages of Data Abstraction</text:p>
      <text:list text:style-name="LFO2" text:continue-numbering="true">
        <text:list-item>
          <text:p text:style-name="P22">Simplifies database usage</text:p>
        </text:list-item>
        <text:list-item>
          <text:p text:style-name="P23">Improves security</text:p>
        </text:list-item>
        <text:list-item>
          <text:p text:style-name="P24">Reduces complexity</text:p>
        </text:list-item>
      </text:list>
      <text:p text:style-name="Normal"><draw:custom-shape svg:x="0in" svg:y="0in" svg:width="45.51042in" svg:height="0.00139in" draw:z-index="0" draw:id="id0" draw:style-name="a0" draw:name="Horizontal Line 1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">🔹</text:span><text:span text:style-name="T26"><text:s/>Data Independence</text:span></text:p>
      <text:p text:style-name="Normal">Data independence is the ability to<text:s/><text:span text:style-name="T27">change schema at one level without affecting higher levels</text:span>.</text:p>
      <text:p text:style-name="P28">Types of Data Independence:</text:p>
      <text:list text:style-name="LFO3" text:continue-numbering="true">
        <text:list-item>
          <text:p text:style-name="P29"><text:span text:style-name="T30">Physical Data Independence</text:span></text:p>
          <text:list text:continue-numbering="true">
            <text:list-item>
              <text:p text:style-name="P31">Change in physical storage does not affect logical schema</text:p>
            </text:list-item>
          </text:list>
        </text:list-item>
        <text:list-item>
          <text:p text:style-name="P32"><text:span text:style-name="T33">Logical Data Independence</text:span></text:p>
          <text:list text:continue-numbering="true">
            <text:list-item>
              <text:p text:style-name="P34">Change in logical schema does not affect user views</text:p>
            </text:list-item>
          </text:list>
        </text:list-item>
      </text:list>
      <text:soft-page-break/>
      <text:p text:style-name="P35">Importance</text:p>
      <text:list text:style-name="LFO4" text:continue-numbering="true">
        <text:list-item>
          <text:p text:style-name="P36">Easier database maintenance</text:p>
        </text:list-item>
        <text:list-item>
          <text:p text:style-name="P37">Flexibility</text:p>
        </text:list-item>
        <text:list-item>
          <text:p text:style-name="P38">Reduced application changes</text:p>
        </text:list-item>
      </text:list>
      <text:p text:style-name="Normal"><draw:custom-shape svg:x="0in" svg:y="0in" svg:width="45.51042in" svg:height="0.00139in" draw:z-index="0" draw:id="id1" draw:style-name="a1" draw:name="Horizontal Line 1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⭐</text:span><text:span text:style-name="T40"><text:s/>Q2. Explain Data Definition Language (DDL) and Data Manipulation Language (DML).</text:span></text:p>
      <text:p text:style-name="P41">Answer:</text:p>
      <text:p text:style-name="Normal"><text:span text:style-name="T42">🔹</text:span><text:span text:style-name="T43"><text:s/>Data Definition Language (DDL)</text:span></text:p>
      <text:p text:style-name="Normal">DDL is used to<text:s/><text:span text:style-name="T44">define and modify database structure</text:span>.</text:p>
      <text:p text:style-name="P45">DDL Commands:</text:p>
      <text:list text:style-name="LFO5" text:continue-numbering="true">
        <text:list-item>
          <text:p text:style-name="P46">CREATE</text:p>
        </text:list-item>
        <text:list-item>
          <text:p text:style-name="P47">ALTER</text:p>
        </text:list-item>
        <text:list-item>
          <text:p text:style-name="P48">DROP</text:p>
        </text:list-item>
        <text:list-item>
          <text:p text:style-name="P49">TRUNCATE</text:p>
        </text:list-item>
      </text:list>
      <text:p text:style-name="P50">Example:</text:p>
      <text:p text:style-name="Normal">CREATE TABLE Student(id INT, name VARCHAR(20));</text:p>
      <text:p text:style-name="Normal"><draw:custom-shape svg:x="0in" svg:y="0in" svg:width="45.51042in" svg:height="0.00139in" draw:z-index="0" draw:id="id2" draw:style-name="a2" draw:name="Horizontal Line 1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🔹</text:span><text:span text:style-name="T52"><text:s/>Data Manipulation Language (DML)</text:span></text:p>
      <text:p text:style-name="Normal">DML is used to<text:s/><text:span text:style-name="T53">access and manipulate data</text:span><text:s/>stored in tables.</text:p>
      <text:p text:style-name="P54">DML Commands:</text:p>
      <text:list text:style-name="LFO6" text:continue-numbering="true">
        <text:list-item>
          <text:p text:style-name="P55">SELECT</text:p>
        </text:list-item>
        <text:list-item>
          <text:p text:style-name="P56">INSERT</text:p>
        </text:list-item>
        <text:list-item>
          <text:p text:style-name="P57">UPDATE</text:p>
        </text:list-item>
        <text:list-item>
          <text:p text:style-name="P58">DELETE</text:p>
        </text:list-item>
      </text:list>
      <text:p text:style-name="P59">Example:</text:p>
      <text:p text:style-name="Normal">INSERT INTO Student VALUES(1,'Zayed');</text:p>
      <text:p text:style-name="Normal"><draw:custom-shape svg:x="0in" svg:y="0in" svg:width="45.51042in" svg:height="0.00139in" draw:z-index="0" draw:id="id3" draw:style-name="a3" draw:name="Horizontal Line 1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🔹</text:span><text:span text:style-name="T61"><text:s/>Difference between DDL and DML</text:span></text:p>
      <table:table table:style-name="Table62">
        <table:table-columns>
          <table:table-column table:style-name="TableColumn63"/>
          <table:table-column table:style-name="TableColumn64"/>
        </table:table-columns>
        <table:table-header-rows>
          <table:table-row table:style-name="TableRow65">
            <table:table-cell table:style-name="TableCell66">
              <text:p text:style-name="P67">DDL</text:p>
            </table:table-cell>
            <table:table-cell table:style-name="TableCell68">
              <text:p text:style-name="P69">DML</text:p>
            </table:table-cell>
          </table:table-row>
        </table:table-header-rows>
        <table:table-row table:style-name="TableRow70">
          <table:table-cell table:style-name="TableCell71">
            <text:p text:style-name="Normal">Defines structure</text:p>
          </table:table-cell>
          <table:table-cell table:style-name="TableCell72">
            <text:p text:style-name="Normal">Manipulates data</text:p>
          </table:table-cell>
        </table:table-row>
        <table:table-row table:style-name="TableRow73">
          <table:table-cell table:style-name="TableCell74">
            <text:p text:style-name="Normal">Auto-commit</text:p>
          </table:table-cell>
          <table:table-cell table:style-name="TableCell75">
            <text:p text:style-name="Normal">Requires commit</text:p>
          </table:table-cell>
        </table:table-row>
        <table:table-row table:style-name="TableRow76">
          <table:table-cell table:style-name="TableCell77">
            <text:p text:style-name="Normal">Schema level</text:p>
          </table:table-cell>
          <table:table-cell table:style-name="TableCell78">
            <text:p text:style-name="Normal">Data level</text:p>
          </table:table-cell>
        </table:table-row>
      </table:table>
      <text:p text:style-name="Normal"><draw:custom-shape svg:x="0in" svg:y="0in" svg:width="45.51042in" svg:height="0.00139in" draw:z-index="0" draw:id="id4" draw:style-name="a4" draw:name="Horizontal Line 19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9">⭐</text:span><text:span text:style-name="T80"><text:s/>Q3. Explain Three-Level Database System Architecture.</text:span></text:p>
      <text:p text:style-name="P81">Answer:</text:p>
      <text:p text:style-name="Normal">The three-level architecture separates user view from physical storage.</text:p>
      <text:p text:style-name="Normal"><draw:custom-shape svg:x="0in" svg:y="0in" svg:width="45.51042in" svg:height="0.00139in" draw:z-index="0" draw:id="id5" draw:style-name="a5" draw:name="Horizontal Line 1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2">🔹</text:span><text:span text:style-name="T83"><text:s/>Levels of Architecture</text:span></text:p>
      <text:p text:style-name="P84">1. External Level</text:p>
      <text:list text:style-name="LFO7" text:continue-numbering="true">
        <text:list-item>
          <text:p text:style-name="P85">User-specific views</text:p>
        </text:list-item>
        <text:list-item>
          <text:p text:style-name="P86">Multiple views possible</text:p>
        </text:list-item>
      </text:list>
      <text:p text:style-name="P87">2. Conceptual Level</text:p>
      <text:list text:style-name="LFO8" text:continue-numbering="true">
        <text:list-item>
          <text:p text:style-name="P88">Logical structure of entire database</text:p>
        </text:list-item>
        <text:list-item>
          <text:p text:style-name="P89">Tables, relationships, constraints</text:p>
        </text:list-item>
      </text:list>
      <text:p text:style-name="P90">3. Internal Level</text:p>
      <text:list text:style-name="LFO9" text:continue-numbering="true">
        <text:list-item>
          <text:p text:style-name="P91">Physical storage</text:p>
        </text:list-item>
        <text:list-item>
          <text:p text:style-name="P92">Indexing, file organization</text:p>
        </text:list-item>
      </text:list>
      <text:p text:style-name="Normal"><draw:custom-shape svg:x="0in" svg:y="0in" svg:width="45.51042in" svg:height="0.00139in" draw:z-index="0" draw:id="id6" draw:style-name="a6" draw:name="Horizontal Line 1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3">🔹</text:span><text:span text:style-name="T94"><text:s/>Advantages</text:span></text:p>
      <text:list text:style-name="LFO10" text:continue-numbering="true">
        <text:list-item>
          <text:p text:style-name="P95">Data abstraction</text:p>
        </text:list-item>
        <text:list-item>
          <text:p text:style-name="P96">Data independence</text:p>
        </text:list-item>
        <text:list-item>
          <text:p text:style-name="P97">Improved security</text:p>
        </text:list-item>
      </text:list>
      <text:p text:style-name="Normal"><draw:custom-shape svg:x="0in" svg:y="0in" svg:width="45.51042in" svg:height="0.00139in" draw:z-index="0" draw:id="id7" draw:style-name="a7" draw:name="Horizontal Line 19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8">⭐</text:span><text:span text:style-name="T99"><text:s/>Q4. Explain Entity-Relationship (ER) Model with components.</text:span></text:p>
      <text:p text:style-name="P100">Answer:</text:p>
      <text:p text:style-name="Normal">ER model is a<text:s/><text:span text:style-name="T101">conceptual data model</text:span><text:s/>used to design databases.</text:p>
      <text:p text:style-name="Normal"><draw:custom-shape svg:x="0in" svg:y="0in" svg:width="45.51042in" svg:height="0.00139in" draw:z-index="0" draw:id="id8" draw:style-name="a8" draw:name="Horizontal Line 19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2">🔹</text:span><text:span text:style-name="T103"><text:s/>Components of ER Model</text:span></text:p>
      <text:p text:style-name="P104">Entity</text:p>
      <text:list text:style-name="LFO11" text:continue-numbering="true">
        <text:list-item>
          <text:p text:style-name="P105">Real-world object</text:p>
        </text:list-item>
        <text:list-item>
          <text:p text:style-name="P106">Example: Student, Course</text:p>
        </text:list-item>
      </text:list>
      <text:p text:style-name="P107">Attributes</text:p>
      <text:list text:style-name="LFO12" text:continue-numbering="true">
        <text:list-item>
          <text:p text:style-name="P108">Properties of entity</text:p>
        </text:list-item>
        <text:list-item>
          <text:p text:style-name="P109">Example: StudentID, Name</text:p>
        </text:list-item>
      </text:list>
      <text:p text:style-name="P110">Relationship</text:p>
      <text:list text:style-name="LFO13" text:continue-numbering="true">
        <text:list-item>
          <text:p text:style-name="P111">Association between entities</text:p>
        </text:list-item>
        <text:list-item>
          <text:p text:style-name="P112">Example: Student enrolls in Course</text:p>
        </text:list-item>
      </text:list>
      <text:p text:style-name="Normal"><draw:custom-shape svg:x="0in" svg:y="0in" svg:width="45.51042in" svg:height="0.00139in" draw:z-index="0" draw:id="id9" draw:style-name="a9" draw:name="Horizontal Line 1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3">🔹</text:span><text:span text:style-name="T114"><text:s/>Advantages</text:span></text:p>
      <text:list text:style-name="LFO14" text:continue-numbering="true">
        <text:list-item>
          <text:p text:style-name="P115">Easy to understand</text:p>
        </text:list-item>
        <text:list-item>
          <text:p text:style-name="P116">Used in database design</text:p>
        </text:list-item>
        <text:list-item>
          <text:p text:style-name="P117">Visual representation</text:p>
        </text:list-item>
      </text:list>
      <text:p text:style-name="Normal"><draw:custom-shape svg:x="0in" svg:y="0in" svg:width="45.51042in" svg:height="0.00139in" draw:z-index="0" draw:id="id10" draw:style-name="a10" draw:name="Horizontal Line 198" text:anchor-type="as-char"><svg:title/><svg:desc/><draw:enhanced-geometry draw:type="non-primitive" svg:viewBox="0 0 21600 21600" draw:enhanced-path="M 0 0 L 21600 0 21600 21600 0 21600 Z N"/></draw:custom-shape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Normal"><text:span text:style-name="T126">⭐</text:span><text:span text:style-name="T127"><text:s/>Q5. Explain Relational Data Model.</text:span></text:p>
      <text:p text:style-name="P128">Answer:</text:p>
      <text:p text:style-name="Normal">The relational model represents data in the form of<text:s/><text:span text:style-name="T129">tables (relations)</text:span>.</text:p>
      <text:p text:style-name="Normal"><draw:custom-shape svg:x="0in" svg:y="0in" svg:width="45.51042in" svg:height="0.00139in" draw:z-index="0" draw:id="id11" draw:style-name="a11" draw:name="Horizontal Line 1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0">🔹</text:span><text:span text:style-name="T131"><text:s/>Key Concepts</text:span></text:p>
      <text:list text:style-name="LFO15" text:continue-numbering="true">
        <text:list-item>
          <text:p text:style-name="P132">Table (Relation)</text:p>
        </text:list-item>
        <text:list-item>
          <text:p text:style-name="P133">Row (Tuple)</text:p>
        </text:list-item>
        <text:list-item>
          <text:p text:style-name="P134">Column (Attribute)</text:p>
        </text:list-item>
        <text:list-item>
          <text:p text:style-name="P135">Primary Key</text:p>
        </text:list-item>
        <text:list-item>
          <text:p text:style-name="P136">Foreign Key</text:p>
        </text:list-item>
      </text:list>
      <text:p text:style-name="Normal"><draw:custom-shape svg:x="0in" svg:y="0in" svg:width="45.51042in" svg:height="0.00139in" draw:z-index="0" draw:id="id12" draw:style-name="a12" draw:name="Horizontal Line 2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7">🔹</text:span><text:span text:style-name="T138"><text:s/>Advantages</text:span></text:p>
      <text:list text:style-name="LFO16" text:continue-numbering="true">
        <text:list-item>
          <text:p text:style-name="P139">Simple structure</text:p>
        </text:list-item>
        <text:list-item>
          <text:p text:style-name="P140">Data integrity</text:p>
        </text:list-item>
        <text:list-item>
          <text:p text:style-name="P141">Powerful querying (SQL)</text:p>
        </text:list-item>
      </text:list>
      <text:p text:style-name="Normal"><draw:custom-shape svg:x="0in" svg:y="0in" svg:width="45.51042in" svg:height="0.00139in" draw:z-index="0" draw:id="id13" draw:style-name="a13" draw:name="Horizontal Line 20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2">🔹</text:span><text:span text:style-name="T143"><text:s/>Limitations</text:span></text:p>
      <text:list text:style-name="LFO17" text:continue-numbering="true">
        <text:list-item>
          <text:p text:style-name="P144">Not suitable for complex objects</text:p>
        </text:list-item>
        <text:list-item>
          <text:p text:style-name="P145">Performance issues for large joins</text:p>
        </text:list-item>
      </text:list>
      <text:p text:style-name="Normal"><draw:custom-shape svg:x="0in" svg:y="0in" svg:width="45.51042in" svg:height="0.00139in" draw:z-index="0" draw:id="id14" draw:style-name="a14" draw:name="Horizontal Line 202" text:anchor-type="as-char"><svg:title/><svg:desc/><draw:enhanced-geometry draw:type="non-primitive" svg:viewBox="0 0 21600 21600" draw:enhanced-path="M 0 0 L 21600 0 21600 21600 0 21600 Z N"/></draw:custom-shape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Normal"><text:span text:style-name="T153">⭐</text:span><text:span text:style-name="T154"><text:s/>Q6. Explain Network Data Model.</text:span></text:p>
      <text:p text:style-name="P155">Answer:</text:p>
      <text:p text:style-name="Normal">The network model represents data as<text:s/><text:span text:style-name="T156">records connected by links</text:span>.</text:p>
      <text:p text:style-name="Normal"><draw:custom-shape svg:x="0in" svg:y="0in" svg:width="45.51042in" svg:height="0.00139in" draw:z-index="0" draw:id="id15" draw:style-name="a15" draw:name="Horizontal Line 20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7">🔹</text:span><text:span text:style-name="T158"><text:s/>Features</text:span></text:p>
      <text:list text:style-name="LFO18" text:continue-numbering="true">
        <text:list-item>
          <text:p text:style-name="P159">Many-to-many relationships</text:p>
        </text:list-item>
        <text:list-item>
          <text:p text:style-name="P160">Graph-like structure</text:p>
        </text:list-item>
        <text:list-item>
          <text:p text:style-name="P161">Pointer based</text:p>
        </text:list-item>
      </text:list>
      <text:p text:style-name="Normal"><draw:custom-shape svg:x="0in" svg:y="0in" svg:width="45.51042in" svg:height="0.00139in" draw:z-index="0" draw:id="id16" draw:style-name="a16" draw:name="Horizontal Line 2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2">🔹</text:span><text:span text:style-name="T163"><text:s/>Advantages</text:span></text:p>
      <text:list text:style-name="LFO19" text:continue-numbering="true">
        <text:list-item>
          <text:p text:style-name="P164">Efficient navigation</text:p>
        </text:list-item>
        <text:list-item>
          <text:p text:style-name="P165">Better than hierarchical model</text:p>
        </text:list-item>
      </text:list>
      <text:p text:style-name="Normal"><draw:custom-shape svg:x="0in" svg:y="0in" svg:width="45.51042in" svg:height="0.00139in" draw:z-index="0" draw:id="id17" draw:style-name="a17" draw:name="Horizontal Line 20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6">🔹</text:span><text:span text:style-name="T167"><text:s/>Disadvantages</text:span></text:p>
      <text:list text:style-name="LFO20" text:continue-numbering="true">
        <text:list-item>
          <text:p text:style-name="P168">Complex structure</text:p>
        </text:list-item>
        <text:list-item>
          <text:p text:style-name="P169">Difficult to maintain</text:p>
        </text:list-item>
      </text:list>
      <text:p text:style-name="Normal"><draw:custom-shape svg:x="0in" svg:y="0in" svg:width="45.51042in" svg:height="0.00139in" draw:z-index="0" draw:id="id18" draw:style-name="a18" draw:name="Horizontal Line 206" text:anchor-type="as-char"><svg:title/><svg:desc/><draw:enhanced-geometry draw:type="non-primitive" svg:viewBox="0 0 21600 21600" draw:enhanced-path="M 0 0 L 21600 0 21600 21600 0 21600 Z N"/></draw:custom-shape>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Normal"><text:span text:style-name="T180">⭐</text:span><text:span text:style-name="T181"><text:s/>Q7. Explain Object-Oriented Data Model.</text:span></text:p>
      <text:p text:style-name="P182">Answer:</text:p>
      <text:p text:style-name="Normal">The object-oriented model stores data as<text:s/><text:span text:style-name="T183">objects</text:span>, similar to programming languages.</text:p>
      <text:p text:style-name="Normal"><draw:custom-shape svg:x="0in" svg:y="0in" svg:width="45.51042in" svg:height="0.00139in" draw:z-index="0" draw:id="id19" draw:style-name="a19" draw:name="Horizontal Line 2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4">🔹</text:span><text:span text:style-name="T185"><text:s/>Features</text:span></text:p>
      <text:list text:style-name="LFO21" text:continue-numbering="true">
        <text:list-item>
          <text:p text:style-name="P186">Objects</text:p>
        </text:list-item>
        <text:list-item>
          <text:p text:style-name="P187">Classes</text:p>
        </text:list-item>
        <text:list-item>
          <text:p text:style-name="P188">Inheritance</text:p>
        </text:list-item>
        <text:list-item>
          <text:p text:style-name="P189">Encapsulation</text:p>
        </text:list-item>
      </text:list>
      <text:p text:style-name="Normal"><draw:custom-shape svg:x="0in" svg:y="0in" svg:width="45.51042in" svg:height="0.00139in" draw:z-index="0" draw:id="id20" draw:style-name="a20" draw:name="Horizontal Line 2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0">🔹</text:span><text:span text:style-name="T191"><text:s/>Advantages</text:span></text:p>
      <text:list text:style-name="LFO22" text:continue-numbering="true">
        <text:list-item>
          <text:p text:style-name="P192">Handles complex data</text:p>
        </text:list-item>
        <text:list-item>
          <text:p text:style-name="P193">Reusable code</text:p>
        </text:list-item>
      </text:list>
      <text:p text:style-name="Normal"><draw:custom-shape svg:x="0in" svg:y="0in" svg:width="45.51042in" svg:height="0.00139in" draw:z-index="0" draw:id="id21" draw:style-name="a21" draw:name="Horizontal Line 2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4">🔹</text:span><text:span text:style-name="T195"><text:s/>Disadvantages</text:span></text:p>
      <text:list text:style-name="LFO23" text:continue-numbering="true">
        <text:list-item>
          <text:p text:style-name="P196">Complex</text:p>
        </text:list-item>
        <text:list-item>
          <text:p text:style-name="P197">Limited commercial support</text:p>
        </text:list-item>
      </text:list>
      <text:p text:style-name="Normal"/>
      <text:p text:style-name="Normal"><draw:custom-shape svg:x="0in" svg:y="0in" svg:width="45.51042in" svg:height="0.00139in" draw:z-index="0" draw:id="id22" draw:style-name="a22" draw:name="Horizontal Line 210" text:anchor-type="as-char"><svg:title/><svg:desc/><draw:enhanced-geometry draw:type="non-primitive" svg:viewBox="0 0 21600 21600" draw:enhanced-path="M 0 0 L 21600 0 21600 21600 0 21600 Z N"/></draw:custom-shape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Normal"><text:span text:style-name="T207">⭐</text:span><text:span text:style-name="T208"><text:s/>Q8. Explain Integrity Constraints in DBMS.</text:span></text:p>
      <text:p text:style-name="P209">Answer:</text:p>
      <text:p text:style-name="Normal">Integrity constraints ensure<text:s/><text:span text:style-name="T210">accuracy and consistency of data</text:span>.</text:p>
      <text:p text:style-name="Normal"><draw:custom-shape svg:x="0in" svg:y="0in" svg:width="45.51042in" svg:height="0.00139in" draw:z-index="0" draw:id="id23" draw:style-name="a23" draw:name="Horizontal Line 2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1">🔹</text:span><text:span text:style-name="T212"><text:s/>Types of Integrity Constraints</text:span></text:p>
      <text:list text:style-name="LFO24" text:continue-numbering="true">
        <text:list-item>
          <text:p text:style-name="P213"><text:span text:style-name="T214">Domain Constraint</text:span></text:p>
          <text:list text:continue-numbering="true">
            <text:list-item>
              <text:p text:style-name="P215">Valid values for attribute</text:p>
            </text:list-item>
          </text:list>
        </text:list-item>
        <text:list-item>
          <text:p text:style-name="P216"><text:span text:style-name="T217">Entity Integrity</text:span></text:p>
          <text:list text:continue-numbering="true">
            <text:list-item>
              <text:p text:style-name="P218">Primary key cannot be NULL</text:p>
            </text:list-item>
          </text:list>
        </text:list-item>
        <text:list-item>
          <text:p text:style-name="P219"><text:span text:style-name="T220">Referential Integrity</text:span></text:p>
          <text:list text:continue-numbering="true">
            <text:list-item>
              <text:p text:style-name="P221">Foreign key must match primary key</text:p>
            </text:list-item>
          </text:list>
        </text:list-item>
        <text:list-item>
          <text:p text:style-name="P222"><text:span text:style-name="T223">Key Constraint</text:span></text:p>
          <text:list text:continue-numbering="true">
            <text:list-item>
              <text:p text:style-name="P224">Uniqueness of keys</text:p>
            </text:list-item>
          </text:list>
        </text:list-item>
      </text:list>
      <text:p text:style-name="Normal"><draw:custom-shape svg:x="0in" svg:y="0in" svg:width="43.55972in" svg:height="0.00139in" draw:z-index="0" draw:id="id24" draw:style-name="a24" draw:name="Horizontal Line 2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5">🔹</text:span><text:span text:style-name="T226"><text:s/>Importance</text:span></text:p>
      <text:list text:style-name="LFO25" text:continue-numbering="true">
        <text:list-item>
          <text:p text:style-name="P227">Prevents invalid data</text:p>
        </text:list-item>
        <text:list-item>
          <text:p text:style-name="P228">Maintains consistency</text:p>
        </text:list-item>
      </text:list>
      <text:p text:style-name="Normal"><draw:custom-shape svg:x="0in" svg:y="0in" svg:width="45.51042in" svg:height="0.00139in" draw:z-index="0" draw:id="id25" draw:style-name="a25" draw:name="Horizontal Line 213" text:anchor-type="as-char"><svg:title/><svg:desc/><draw:enhanced-geometry draw:type="non-primitive" svg:viewBox="0 0 21600 21600" draw:enhanced-path="M 0 0 L 21600 0 21600 21600 0 21600 Z N"/></draw:custom-shape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Normal"><text:span text:style-name="T237">⭐</text:span><text:span text:style-name="T238"><text:s/>Q9. Explain Data Manipulation Operations in DBMS.</text:span></text:p>
      <text:p text:style-name="P239">Answer:</text:p>
      <text:p text:style-name="Normal">Data manipulation operations are used to<text:s/><text:span text:style-name="T240">retrieve and modify data</text:span>.</text:p>
      <text:p text:style-name="Normal"><draw:custom-shape svg:x="0in" svg:y="0in" svg:width="45.51042in" svg:height="0.00139in" draw:z-index="0" draw:id="id26" draw:style-name="a26" draw:name="Horizontal Line 2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1">🔹</text:span><text:span text:style-name="T242"><text:s/>Operations</text:span></text:p>
      <text:list text:style-name="LFO26" text:continue-numbering="true">
        <text:list-item>
          <text:p text:style-name="P243"><text:span text:style-name="T244">Insertion</text:span></text:p>
        </text:list-item>
        <text:list-item>
          <text:p text:style-name="P245"><text:span text:style-name="T246">Deletion</text:span></text:p>
        </text:list-item>
        <text:list-item>
          <text:p text:style-name="P247"><text:span text:style-name="T248">Updation</text:span></text:p>
        </text:list-item>
        <text:list-item>
          <text:p text:style-name="P249"><text:span text:style-name="T250">Retrieval</text:span></text:p>
        </text:list-item>
      </text:list>
      <text:p text:style-name="Normal"><draw:custom-shape svg:x="0in" svg:y="0in" svg:width="45.51042in" svg:height="0.00139in" draw:z-index="0" draw:id="id27" draw:style-name="a27" draw:name="Horizontal Line 2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1">🔹</text:span><text:span text:style-name="T252"><text:s/>Example</text:span></text:p>
      <text:p text:style-name="Normal">SELECT * FROM Student;</text:p>
      <text:p text:style-name="Normal"><draw:custom-shape svg:x="0in" svg:y="0in" svg:width="45.51042in" svg:height="0.00139in" draw:z-index="0" draw:id="id28" draw:style-name="a28" draw:name="Horizontal Line 2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3">⭐</text:span><text:span text:style-name="T254"><text:s/>Q10. Differentiate between Database Models.</text:span></text:p>
      <text:p text:style-name="P255">Answer: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header-rows>
          <table:table-row table:style-name="TableRow260">
            <table:table-cell table:style-name="TableCell261">
              <text:p text:style-name="P262">Model</text:p>
            </table:table-cell>
            <table:table-cell table:style-name="TableCell263">
              <text:p text:style-name="P264">Structure</text:p>
            </table:table-cell>
            <table:table-cell table:style-name="TableCell265">
              <text:p text:style-name="P266">Relationship</text:p>
            </table:table-cell>
          </table:table-row>
        </table:table-header-rows>
        <table:table-row table:style-name="TableRow267">
          <table:table-cell table:style-name="TableCell268">
            <text:p text:style-name="Normal">ER</text:p>
          </table:table-cell>
          <table:table-cell table:style-name="TableCell269">
            <text:p text:style-name="Normal">Diagram</text:p>
          </table:table-cell>
          <table:table-cell table:style-name="TableCell270">
            <text:p text:style-name="Normal">Conceptual</text:p>
          </table:table-cell>
        </table:table-row>
        <table:table-row table:style-name="TableRow271">
          <table:table-cell table:style-name="TableCell272">
            <text:p text:style-name="Normal">Relational</text:p>
          </table:table-cell>
          <table:table-cell table:style-name="TableCell273">
            <text:p text:style-name="Normal">Tables</text:p>
          </table:table-cell>
          <table:table-cell table:style-name="TableCell274">
            <text:p text:style-name="Normal">Keys</text:p>
          </table:table-cell>
        </table:table-row>
        <table:table-row table:style-name="TableRow275">
          <table:table-cell table:style-name="TableCell276">
            <text:p text:style-name="Normal">Network</text:p>
          </table:table-cell>
          <table:table-cell table:style-name="TableCell277">
            <text:p text:style-name="Normal">Graph</text:p>
          </table:table-cell>
          <table:table-cell table:style-name="TableCell278">
            <text:p text:style-name="Normal">Links</text:p>
          </table:table-cell>
        </table:table-row>
        <table:table-row table:style-name="TableRow279">
          <table:table-cell table:style-name="TableCell280">
            <text:p text:style-name="Normal">Object-Oriented</text:p>
          </table:table-cell>
          <table:table-cell table:style-name="TableCell281">
            <text:p text:style-name="Normal">Objects</text:p>
          </table:table-cell>
          <table:table-cell table:style-name="TableCell282">
            <text:p text:style-name="Normal">Inheritance</text:p>
          </table:table-cell>
        </table:table-row>
      </table:table>
      <text:p text:style-name="Normal"><draw:custom-shape svg:x="0in" svg:y="0in" svg:width="45.51042in" svg:height="0.00139in" draw:z-index="0" draw:id="id29" draw:style-name="a29" draw:name="Horizontal Line 217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lright bro<text:s/><text:span text:style-name="T283">👍</text:span><text:line-break/>Here are<text:s/><text:span text:style-name="T284">DETAILED, 10-MARK, EXAM-READY ANSWERS</text:span><text:s/>for the<text:s/><text:span text:style-name="T285">FIRST 5 MOST EXPECTED QUESTIONS of UNIT-2</text:span>.<text:line-break/>You can<text:s/><text:span text:style-name="T286">directly write these in the exam</text:span><text:s/>with confidence.</text:p>
      <text:p text:style-name="Normal"><draw:custom-shape svg:x="0in" svg:y="0in" svg:width="45.51042in" svg:height="0.00139in" draw:z-index="0" draw:id="id30" draw:style-name="a30" draw:name="Horizontal Line 4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7">⭐</text:span><text:span text:style-name="T288"><text:s/>1. Explain Relational Algebra and its Fundamental Operations</text:span></text:p>
      <text:p text:style-name="P289">Answer:</text:p>
      <text:p text:style-name="Normal">Relational Algebra is a<text:s/><text:span text:style-name="T290">procedural query language</text:span><text:s/>used to retrieve data from a relational database.<text:line-break/>It works on<text:s/><text:span text:style-name="T291">relations (tables)</text:span><text:s/>as input and produces<text:s/><text:span text:style-name="T292">relations as output</text:span>.<text:line-break/>It forms the<text:s/><text:span text:style-name="T293">theoretical foundation of SQL</text:span><text:s/>and is widely used in<text:s/><text:span text:style-name="T294">query optimization</text:span>.</text:p>
      <text:p text:style-name="Normal"><draw:custom-shape svg:x="0in" svg:y="0in" svg:width="45.51042in" svg:height="0.00139in" draw:z-index="0" draw:id="id31" draw:style-name="a31" draw:name="Horizontal Line 4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5">🔹</text:span><text:span text:style-name="T296"><text:s/>Fundamental Operations of Relational Algebra</text:span></text:p>
      <text:p text:style-name="Normal"><text:span text:style-name="T297">1️</text:span><text:span text:style-name="T298">⃣</text:span><text:span text:style-name="T299"><text:s/>Selection (σ)</text:span></text:p>
      <text:p text:style-name="Normal">Selects rows (tuples) that satisfy a given condition.</text:p>
      <text:p text:style-name="Normal"><text:span text:style-name="T300">Syntax:</text:span><text:line-break/>σcondition(Relation)</text:p>
      <text:p text:style-name="Normal"><text:span text:style-name="T301">Example:</text:span><text:line-break/>σdept = 'CSE'(Student)</text:p>
      <text:p text:style-name="Normal"><text:span text:style-name="T302">👉</text:span><text:s/>Retrieves all students from CSE department.</text:p>
      <text:p text:style-name="Normal"><draw:custom-shape svg:x="0in" svg:y="0in" svg:width="45.51042in" svg:height="0.00139in" draw:z-index="0" draw:id="id32" draw:style-name="a32" draw:name="Horizontal Line 4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3">2️</text:span><text:span text:style-name="T304">⃣</text:span><text:span text:style-name="T305"><text:s/>Projection (π)</text:span></text:p>
      <text:p text:style-name="Normal">Selects specific columns (attributes) from a relation.</text:p>
      <text:p text:style-name="Normal"><text:span text:style-name="T306">Syntax:</text:span><text:line-break/>πattributes(Relation)</text:p>
      <text:p text:style-name="Normal"><text:span text:style-name="T307">Example:</text:span><text:line-break/>πname, dept(Student)</text:p>
      <text:p text:style-name="Normal"><text:span text:style-name="T308">👉</text:span><text:s/>Displays only name and department.</text:p>
      <text:p text:style-name="Normal"><draw:custom-shape svg:x="0in" svg:y="0in" svg:width="45.51042in" svg:height="0.00139in" draw:z-index="0" draw:id="id33" draw:style-name="a33" draw:name="Horizontal Line 4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9">3️</text:span><text:span text:style-name="T310">⃣</text:span><text:span text:style-name="T311"><text:s/>Union (</text:span><text:span text:style-name="T312">∪</text:span><text:span text:style-name="T313">)</text:span></text:p>
      <text:p text:style-name="Normal">Combines tuples from two relations.<text:line-break/>Relations must be<text:s/><text:span text:style-name="T314">union compatible</text:span>.</text:p>
      <text:p text:style-name="Normal"><text:span text:style-name="T315">Example:</text:span><text:line-break/>R<text:s/><text:span text:style-name="T316">∪</text:span><text:s/>S</text:p>
      <text:p text:style-name="Normal"><draw:custom-shape svg:x="0in" svg:y="0in" svg:width="45.51042in" svg:height="0.00139in" draw:z-index="0" draw:id="id34" draw:style-name="a34" draw:name="Horizontal Line 4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7">4️</text:span><text:span text:style-name="T318">⃣</text:span><text:span text:style-name="T319"><text:s/>Set Difference (−)</text:span></text:p>
      <text:p text:style-name="Normal">Returns tuples present in one relation but not in another.</text:p>
      <text:p text:style-name="Normal"><text:span text:style-name="T320">Example:</text:span><text:line-break/>R − S</text:p>
      <text:p text:style-name="Normal"><draw:custom-shape svg:x="0in" svg:y="0in" svg:width="45.51042in" svg:height="0.00139in" draw:z-index="0" draw:id="id35" draw:style-name="a35" draw:name="Horizontal Line 4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1">5️</text:span><text:span text:style-name="T322">⃣</text:span><text:span text:style-name="T323"><text:s/>Cartesian Product (×)</text:span></text:p>
      <text:p text:style-name="Normal">Combines all tuples of two relations.</text:p>
      <text:p text:style-name="Normal"><text:span text:style-name="T324">Example:</text:span><text:line-break/>Student × Course</text:p>
      <text:p text:style-name="Normal"><draw:custom-shape svg:x="0in" svg:y="0in" svg:width="45.51042in" svg:height="0.00139in" draw:z-index="0" draw:id="id36" draw:style-name="a36" draw:name="Horizontal Line 4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5">6️</text:span><text:span text:style-name="T326">⃣</text:span><text:span text:style-name="T327"><text:s/>Rename (ρ)</text:span></text:p>
      <text:p text:style-name="Normal">Renames relation or attributes.</text:p>
      <text:p text:style-name="Normal"><text:span text:style-name="T328">Example:</text:span><text:line-break/>ρ(Student1)(Student)</text:p>
      <text:p text:style-name="Normal"><draw:custom-shape svg:x="0in" svg:y="0in" svg:width="45.51042in" svg:height="0.00139in" draw:z-index="0" draw:id="id37" draw:style-name="a37" draw:name="Horizontal Line 4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9">✅</text:span><text:span text:style-name="T330"><text:s/>Advantages</text:span></text:p>
      <text:list text:style-name="LFO28" text:continue-numbering="true">
        <text:list-item>
          <text:p text:style-name="P331">Simple mathematical model</text:p>
        </text:list-item>
        <text:list-item>
          <text:p text:style-name="P332">Basis of SQL</text:p>
        </text:list-item>
        <text:list-item>
          <text:p text:style-name="P333">Helps in query optimization</text:p>
        </text:list-item>
      </text:list>
      <text:p text:style-name="Normal"><draw:custom-shape svg:x="0in" svg:y="0in" svg:width="45.51042in" svg:height="0.00139in" draw:z-index="0" draw:id="id38" draw:style-name="a38" draw:name="Horizontal Line 4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4">⭐</text:span><text:span text:style-name="T335"><text:s/>2. Explain Additional and Extended Relational Algebra Operations</text:span></text:p>
      <text:p text:style-name="P336">Answer:</text:p>
      <text:p text:style-name="Normal">To handle complex queries, relational algebra provides<text:s/><text:span text:style-name="T337">additional and extended operations</text:span>.</text:p>
      <text:p text:style-name="Normal"><draw:custom-shape svg:x="0in" svg:y="0in" svg:width="45.51042in" svg:height="0.00139in" draw:z-index="0" draw:id="id39" draw:style-name="a39" draw:name="Horizontal Line 4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8">🔹</text:span><text:span text:style-name="T339"><text:s/>Additional Operations</text:span></text:p>
      <text:p text:style-name="Normal"><text:span text:style-name="T340">1️</text:span><text:span text:style-name="T341">⃣</text:span><text:span text:style-name="T342"><text:s/>Intersection (∩)</text:span></text:p>
      <text:p text:style-name="Normal">Returns tuples common to both relations.</text:p>
      <text:p text:style-name="Normal"><draw:custom-shape svg:x="0in" svg:y="0in" svg:width="45.51042in" svg:height="0.00139in" draw:z-index="0" draw:id="id40" draw:style-name="a40" draw:name="Horizontal Line 4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3">2️</text:span><text:span text:style-name="T344">⃣</text:span><text:span text:style-name="T345"><text:s/>Join (</text:span><text:span text:style-name="T346">⨝</text:span><text:span text:style-name="T347">)</text:span></text:p>
      <text:p text:style-name="Normal">Combines related tuples from two relations.</text:p>
      <text:p text:style-name="Normal"><text:span text:style-name="T348">Types of Join:</text:span></text:p>
      <text:list text:style-name="LFO29" text:continue-numbering="true">
        <text:list-item>
          <text:p text:style-name="P349">Theta Join</text:p>
        </text:list-item>
        <text:list-item>
          <text:p text:style-name="P350">Natural Join</text:p>
        </text:list-item>
        <text:list-item>
          <text:p text:style-name="P351">Equi Join</text:p>
        </text:list-item>
      </text:list>
      <text:p text:style-name="Normal"><text:span text:style-name="T352">Example:</text:span><text:line-break/>Student<text:s/><text:span text:style-name="T353">⨝</text:span><text:s/>Course</text:p>
      <text:p text:style-name="Normal"><draw:custom-shape svg:x="0in" svg:y="0in" svg:width="45.51042in" svg:height="0.00139in" draw:z-index="0" draw:id="id41" draw:style-name="a41" draw:name="Horizontal Line 4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54">3️</text:span><text:span text:style-name="T355">⃣</text:span><text:span text:style-name="T356"><text:s/>Division (÷)</text:span></text:p>
      <text:p text:style-name="Normal">Used for queries involving<text:s/><text:span text:style-name="T357">“for all”</text:span><text:s/>conditions.</text:p>
      <text:p text:style-name="Normal"><text:span text:style-name="T358">Example:</text:span><text:line-break/>Find students who enrolled in<text:s/><text:span text:style-name="T359">all courses</text:span>.</text:p>
      <text:p text:style-name="Normal"><draw:custom-shape svg:x="0in" svg:y="0in" svg:width="45.51042in" svg:height="0.00139in" draw:z-index="0" draw:id="id42" draw:style-name="a42" draw:name="Horizontal Line 4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0">🔹</text:span><text:span text:style-name="T361"><text:s/>Extended Relational Algebra Operations</text:span></text:p>
      <text:p text:style-name="Normal"><text:span text:style-name="T362">1️</text:span><text:span text:style-name="T363">⃣</text:span><text:span text:style-name="T364"><text:s/>Aggregate Functions</text:span></text:p>
      <text:list text:style-name="LFO30" text:continue-numbering="true">
        <text:list-item>
          <text:p text:style-name="P365">COUNT</text:p>
        </text:list-item>
        <text:list-item>
          <text:p text:style-name="P366">SUM</text:p>
        </text:list-item>
        <text:list-item>
          <text:p text:style-name="P367">AVG</text:p>
        </text:list-item>
        <text:list-item>
          <text:p text:style-name="P368">MIN</text:p>
        </text:list-item>
        <text:list-item>
          <text:p text:style-name="P369">MAX</text:p>
        </text:list-item>
      </text:list>
      <text:p text:style-name="Normal"><draw:custom-shape svg:x="0in" svg:y="0in" svg:width="45.51042in" svg:height="0.00139in" draw:z-index="0" draw:id="id43" draw:style-name="a43" draw:name="Horizontal Line 4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0">2️</text:span><text:span text:style-name="T371">⃣</text:span><text:span text:style-name="T372"><text:s/>Grouping (γ)</text:span></text:p>
      <text:p text:style-name="Normal">Groups tuples based on attribute.</text:p>
      <text:p text:style-name="Normal"><draw:custom-shape svg:x="0in" svg:y="0in" svg:width="45.51042in" svg:height="0.00139in" draw:z-index="0" draw:id="id44" draw:style-name="a44" draw:name="Horizontal Line 4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3">3️</text:span><text:span text:style-name="T374">⃣</text:span><text:span text:style-name="T375"><text:s/>Generalized Projection</text:span></text:p>
      <text:p text:style-name="Normal">Allows arithmetic expressions.</text:p>
      <text:p text:style-name="Normal"><draw:custom-shape svg:x="0in" svg:y="0in" svg:width="45.51042in" svg:height="0.00139in" draw:z-index="0" draw:id="id45" draw:style-name="a45" draw:name="Horizontal Line 45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6">✅</text:span><text:span text:style-name="T377"><text:s/>Importance</text:span></text:p>
      <text:list text:style-name="LFO31" text:continue-numbering="true">
        <text:list-item>
          <text:p text:style-name="P378">Expresses complex queries</text:p>
        </text:list-item>
        <text:list-item>
          <text:p text:style-name="P379">Directly mapped to SQL operations</text:p>
        </text:list-item>
      </text:list>
      <text:p text:style-name="Normal"><draw:custom-shape svg:x="0in" svg:y="0in" svg:width="45.51042in" svg:height="0.00139in" draw:z-index="0" draw:id="id46" draw:style-name="a46" draw:name="Horizontal Line 45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0">⭐</text:span><text:span text:style-name="T381"><text:s/>3. Explain Tuple Relational Calculus (TRC) and Domain Relational Calculus (DRC)</text:span></text:p>
      <text:p text:style-name="P382">Answer:</text:p>
      <text:p text:style-name="Normal">Relational Calculus is a<text:s/><text:span text:style-name="T383">non-procedural query language</text:span><text:s/>that describes<text:s/><text:span text:style-name="T384">what data is required</text:span>, not how to retrieve it.</text:p>
      <text:p text:style-name="Normal"><draw:custom-shape svg:x="0in" svg:y="0in" svg:width="45.51042in" svg:height="0.00139in" draw:z-index="0" draw:id="id47" draw:style-name="a47" draw:name="Horizontal Line 45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5">🔹</text:span><text:span text:style-name="T386"><text:s/>Tuple Relational Calculus (TRC)</text:span></text:p>
      <text:p text:style-name="Normal">Uses<text:s/><text:span text:style-name="T387">tuple variables</text:span>.</text:p>
      <text:p text:style-name="Normal"><text:span text:style-name="T388">Syntax:</text:span><text:line-break/>{ t | P(t) }</text:p>
      <text:p text:style-name="Normal"><text:span text:style-name="T389">Example:</text:span><text:line-break/>{ t | t<text:s/><text:span text:style-name="T390">∈</text:span><text:s/>Student<text:s/><text:span text:style-name="T391">∧</text:span><text:s/>t.dept = 'CSE' }</text:p>
      <text:p text:style-name="Normal"><draw:custom-shape svg:x="0in" svg:y="0in" svg:width="45.51042in" svg:height="0.00139in" draw:z-index="0" draw:id="id48" draw:style-name="a48" draw:name="Horizontal Line 46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2">🔹</text:span><text:span text:style-name="T393"><text:s/>Domain Relational Calculus (DRC)</text:span></text:p>
      <text:p text:style-name="Normal">Uses<text:s/><text:span text:style-name="T394">domain variables (attribute values)</text:span>.</text:p>
      <text:p text:style-name="Normal"><text:span text:style-name="T395">Syntax:</text:span><text:line-break/>{ &lt;x, y&gt; | P(x, y) }</text:p>
      <text:p text:style-name="Normal"><draw:custom-shape svg:x="0in" svg:y="0in" svg:width="45.51042in" svg:height="0.00139in" draw:z-index="0" draw:id="id49" draw:style-name="a49" draw:name="Horizontal Line 4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6">🔹</text:span><text:span text:style-name="T397"><text:s/>Difference between TRC and DRC</text:span></text:p>
      <table:table table:style-name="Table398">
        <table:table-columns>
          <table:table-column table:style-name="TableColumn399"/>
          <table:table-column table:style-name="TableColumn400"/>
        </table:table-columns>
        <table:table-header-rows>
          <table:table-row table:style-name="TableRow401">
            <table:table-cell table:style-name="TableCell402">
              <text:p text:style-name="P403">TRC</text:p>
            </table:table-cell>
            <table:table-cell table:style-name="TableCell404">
              <text:p text:style-name="P405">DRC</text:p>
            </table:table-cell>
          </table:table-row>
        </table:table-header-rows>
        <table:table-row table:style-name="TableRow406">
          <table:table-cell table:style-name="TableCell407">
            <text:p text:style-name="Normal">Tuple variables</text:p>
          </table:table-cell>
          <table:table-cell table:style-name="TableCell408">
            <text:p text:style-name="Normal">Domain variables</text:p>
          </table:table-cell>
        </table:table-row>
        <table:table-row table:style-name="TableRow409">
          <table:table-cell table:style-name="TableCell410">
            <text:p text:style-name="Normal">Works on tuples</text:p>
          </table:table-cell>
          <table:table-cell table:style-name="TableCell411">
            <text:p text:style-name="Normal">Works on attributes</text:p>
          </table:table-cell>
        </table:table-row>
        <table:table-row table:style-name="TableRow412">
          <table:table-cell table:style-name="TableCell413">
            <text:p text:style-name="Normal">Easier mapping to SQL</text:p>
          </table:table-cell>
          <table:table-cell table:style-name="TableCell414">
            <text:p text:style-name="Normal">More theoretical</text:p>
          </table:table-cell>
        </table:table-row>
      </table:table>
      <text:p text:style-name="Normal"><draw:custom-shape svg:x="0in" svg:y="0in" svg:width="45.51042in" svg:height="0.00139in" draw:z-index="0" draw:id="id50" draw:style-name="a50" draw:name="Horizontal Line 4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5">✅</text:span><text:span text:style-name="T416"><text:s/>Importance</text:span></text:p>
      <text:list text:style-name="LFO32" text:continue-numbering="true">
        <text:list-item>
          <text:p text:style-name="P417">Foundation of SQL</text:p>
        </text:list-item>
        <text:list-item>
          <text:p text:style-name="P418">Used to prove query correctness</text:p>
        </text:list-item>
      </text:list>
      <text:p text:style-name="Normal"><draw:custom-shape svg:x="0in" svg:y="0in" svg:width="45.51042in" svg:height="0.00139in" draw:z-index="0" draw:id="id51" draw:style-name="a51" draw:name="Horizontal Line 4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9">⭐</text:span><text:span text:style-name="T420"><text:s/>4. Explain Structure of Relational Database</text:span></text:p>
      <text:p text:style-name="P421">Answer:</text:p>
      <text:p text:style-name="Normal">A relational database stores data in the form of<text:s/><text:span text:style-name="T422">relations (tables)</text:span>.</text:p>
      <text:p text:style-name="Normal"><draw:custom-shape svg:x="0in" svg:y="0in" svg:width="45.51042in" svg:height="0.00139in" draw:z-index="0" draw:id="id52" draw:style-name="a52" draw:name="Horizontal Line 4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23">🔹</text:span><text:span text:style-name="T424"><text:s/>Components</text:span></text:p>
      <text:list text:style-name="LFO33" text:continue-numbering="true">
        <text:list-item>
          <text:p text:style-name="P425"><text:span text:style-name="T426">Relation (Table)</text:span><text:s/>– Collection of tuples</text:p>
        </text:list-item>
        <text:list-item>
          <text:p text:style-name="P427"><text:span text:style-name="T428">Tuple (Row)</text:span><text:s/>– Single record</text:p>
        </text:list-item>
        <text:list-item>
          <text:p text:style-name="P429"><text:span text:style-name="T430">Attribute (Column)</text:span><text:s/>– Property of entity</text:p>
        </text:list-item>
        <text:list-item>
          <text:p text:style-name="P431"><text:span text:style-name="T432">Domain</text:span><text:s/>– Set of valid values</text:p>
        </text:list-item>
        <text:list-item>
          <text:p text:style-name="P433"><text:span text:style-name="T434">Keys</text:span></text:p>
          <text:list text:continue-numbering="true">
            <text:list-item>
              <text:p text:style-name="P435">Primary Key</text:p>
            </text:list-item>
            <text:list-item>
              <text:p text:style-name="P436">Foreign Key</text:p>
            </text:list-item>
          </text:list>
        </text:list-item>
      </text:list>
      <text:p text:style-name="Normal"><draw:custom-shape svg:x="0in" svg:y="0in" svg:width="43.55972in" svg:height="0.00139in" draw:z-index="0" draw:id="id53" draw:style-name="a53" draw:name="Horizontal Line 4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37">🔹</text:span><text:span text:style-name="T438"><text:s/>Properties of Relations</text:span></text:p>
      <text:list text:style-name="LFO34" text:continue-numbering="true">
        <text:list-item>
          <text:p text:style-name="P439">No duplicate rows</text:p>
        </text:list-item>
        <text:list-item>
          <text:p text:style-name="P440">Atomic values</text:p>
        </text:list-item>
        <text:list-item>
          <text:p text:style-name="P441">Order of rows and columns is irrelevant</text:p>
        </text:list-item>
        <text:list-item>
          <text:p text:style-name="P442">Each attribute has a unique name</text:p>
        </text:list-item>
      </text:list>
      <text:p text:style-name="Normal"><draw:custom-shape svg:x="0in" svg:y="0in" svg:width="45.51042in" svg:height="0.00139in" draw:z-index="0" draw:id="id54" draw:style-name="a54" draw:name="Horizontal Line 4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3">✅</text:span><text:span text:style-name="T444"><text:s/>Advantages</text:span></text:p>
      <text:list text:style-name="LFO35" text:continue-numbering="true">
        <text:list-item>
          <text:p text:style-name="P445">Simple structure</text:p>
        </text:list-item>
        <text:list-item>
          <text:p text:style-name="P446">Data integrity</text:p>
        </text:list-item>
        <text:list-item>
          <text:p text:style-name="P447">Easy querying using SQL</text:p>
        </text:list-item>
      </text:list>
      <text:p text:style-name="Normal"><draw:custom-shape svg:x="0in" svg:y="0in" svg:width="45.51042in" svg:height="0.00139in" draw:z-index="0" draw:id="id55" draw:style-name="a55" draw:name="Horizontal Line 4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8">⭐</text:span><text:span text:style-name="T449"><text:s/>5. Explain Basic Structure of SQL with Examples</text:span></text:p>
      <text:p text:style-name="P450">Answer:</text:p>
      <text:p text:style-name="Normal">SQL (Structured Query Language) is a<text:s/><text:span text:style-name="T451">non-procedural language</text:span><text:s/>used to manage relational databases.</text:p>
      <text:p text:style-name="Normal"><draw:custom-shape svg:x="0in" svg:y="0in" svg:width="45.51042in" svg:height="0.00139in" draw:z-index="0" draw:id="id56" draw:style-name="a56" draw:name="Horizontal Line 4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2">🔹</text:span><text:span text:style-name="T453"><text:s/>Basic SQL Query Structure</text:span></text:p>
      <text:p text:style-name="Normal">SELECT attribute_list</text:p>
      <text:p text:style-name="Normal">FROM table_name</text:p>
      <text:p text:style-name="Normal">WHERE condition;</text:p>
      <text:p text:style-name="Normal"><draw:custom-shape svg:x="0in" svg:y="0in" svg:width="45.51042in" svg:height="0.00139in" draw:z-index="0" draw:id="id57" draw:style-name="a57" draw:name="Horizontal Line 4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4">🔹</text:span><text:span text:style-name="T455"><text:s/>Explanation</text:span></text:p>
      <text:list text:style-name="LFO36" text:continue-numbering="true">
        <text:list-item>
          <text:p text:style-name="P456"><text:span text:style-name="T457">SELECT</text:span><text:s/>– specifies columns</text:p>
        </text:list-item>
        <text:list-item>
          <text:p text:style-name="P458"><text:span text:style-name="T459">FROM</text:span><text:s/>– specifies table</text:p>
        </text:list-item>
        <text:list-item>
          <text:p text:style-name="P460"><text:span text:style-name="T461">WHERE</text:span><text:s/>– specifies condition</text:p>
        </text:list-item>
      </text:list>
      <text:p text:style-name="Normal"><draw:custom-shape svg:x="0in" svg:y="0in" svg:width="45.51042in" svg:height="0.00139in" draw:z-index="0" draw:id="id58" draw:style-name="a58" draw:name="Horizontal Line 4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2">🔹</text:span><text:span text:style-name="T463"><text:s/>Example</text:span></text:p>
      <text:p text:style-name="Normal">SELECT name, marks</text:p>
      <text:p text:style-name="Normal">FROM Student</text:p>
      <text:p text:style-name="Normal">WHERE dept = 'CSE';</text:p>
      <text:p text:style-name="Normal"><text:span text:style-name="T464">👉</text:span><text:s/>Retrieves names and marks of CSE students.</text:p>
      <text:p text:style-name="Normal"><draw:custom-shape svg:x="0in" svg:y="0in" svg:width="45.51042in" svg:height="0.00139in" draw:z-index="0" draw:id="id59" draw:style-name="a59" draw:name="Horizontal Line 47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5">🔹</text:span><text:span text:style-name="T466"><text:s/>Types of SQL Commands</text:span></text:p>
      <text:list text:style-name="LFO37" text:continue-numbering="true">
        <text:list-item>
          <text:p text:style-name="P467"><text:span text:style-name="T468">DDL</text:span><text:s/>– CREATE, ALTER, DROP</text:p>
        </text:list-item>
        <text:list-item>
          <text:p text:style-name="P469"><text:span text:style-name="T470">DML</text:span><text:s/>– INSERT, UPDATE, DELETE</text:p>
        </text:list-item>
        <text:list-item>
          <text:p text:style-name="P471"><text:span text:style-name="T472">DCL</text:span><text:s/>– GRANT, REVOKE</text:p>
        </text:list-item>
        <text:list-item>
          <text:p text:style-name="P473"><text:span text:style-name="T474">TCL</text:span><text:s/>– COMMIT, ROLLBACK</text:p>
        </text:list-item>
      </text:list>
      <text:p text:style-name="Normal"><draw:custom-shape svg:x="0in" svg:y="0in" svg:width="45.51042in" svg:height="0.00139in" draw:z-index="0" draw:id="id60" draw:style-name="a60" draw:name="Horizontal Line 4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5">✅</text:span><text:span text:style-name="T476"><text:s/>Advantages</text:span></text:p>
      <text:list text:style-name="LFO38" text:continue-numbering="true">
        <text:list-item>
          <text:p text:style-name="P477">Easy to learn</text:p>
        </text:list-item>
        <text:list-item>
          <text:p text:style-name="P478">Standardized</text:p>
        </text:list-item>
        <text:list-item>
          <text:p text:style-name="P479">Supports data security and integrity</text:p>
        </text:list-item>
      </text:list>
      <text:p text:style-name="Normal"><draw:custom-shape svg:x="0in" svg:y="0in" svg:width="45.51042in" svg:height="0.00139in" draw:z-index="0" draw:id="id61" draw:style-name="a61" draw:name="Horizontal Line 473" text:anchor-type="as-char"><svg:title/><svg:desc/><draw:enhanced-geometry draw:type="non-primitive" svg:viewBox="0 0 21600 21600" draw:enhanced-path="M 0 0 L 21600 0 21600 21600 0 21600 Z N"/></draw:custom-shape></text:p>
      <text:p text:style-name="Normal">Alright bro<text:s/><text:span text:style-name="T480">👍</text:span><text:line-break/>Here are<text:s/><text:span text:style-name="T481">DETAILED, 10-MARK, EXAM-READY ANSWERS</text:span><text:s/>for the<text:s/><text:span text:style-name="T482">FIRST 5 MOST EXPECTED QUESTIONS of UNIT-2</text:span>.<text:line-break/>You can<text:s/><text:span text:style-name="T483">directly write these in the exam</text:span><text:s/>with confidence.</text:p>
      <text:p text:style-name="Normal"><draw:custom-shape svg:x="0in" svg:y="0in" svg:width="45.51042in" svg:height="0.00139in" draw:z-index="0" draw:id="id62" draw:style-name="a62" draw:name="Horizontal Line 69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4">⭐</text:span><text:span text:style-name="T485"><text:s/>1. Explain Relational Algebra and its Fundamental Operations</text:span></text:p>
      <text:p text:style-name="P486">Answer:</text:p>
      <text:p text:style-name="Normal">Relational Algebra is a<text:s/><text:span text:style-name="T487">procedural query language</text:span><text:s/>used to retrieve data from a relational database.<text:line-break/>It works on<text:s/><text:span text:style-name="T488">relations (tables)</text:span><text:s/>as input and produces<text:s/><text:span text:style-name="T489">relations as output</text:span>.<text:line-break/>It forms the<text:s/><text:span text:style-name="T490">theoretical foundation of SQL</text:span><text:s/>and is widely used in<text:s/><text:span text:style-name="T491">query optimization</text:span>.</text:p>
      <text:p text:style-name="Normal"><draw:custom-shape svg:x="0in" svg:y="0in" svg:width="45.51042in" svg:height="0.00139in" draw:z-index="0" draw:id="id63" draw:style-name="a63" draw:name="Horizontal Line 6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92">🔹</text:span><text:span text:style-name="T493"><text:s/>Fundamental Operations of Relational Algebra</text:span></text:p>
      <text:p text:style-name="Normal"><text:span text:style-name="T494">1️</text:span><text:span text:style-name="T495">⃣</text:span><text:span text:style-name="T496"><text:s/>Selection (σ)</text:span></text:p>
      <text:p text:style-name="Normal">Selects rows (tuples) that satisfy a given condition.</text:p>
      <text:p text:style-name="Normal"><text:span text:style-name="T497">Syntax:</text:span><text:line-break/>σcondition(Relation)</text:p>
      <text:p text:style-name="Normal"><text:span text:style-name="T498">Example:</text:span><text:line-break/>σdept = 'CSE'(Student)</text:p>
      <text:p text:style-name="Normal"><text:span text:style-name="T499">👉</text:span><text:s/>Retrieves all students from CSE department.</text:p>
      <text:p text:style-name="Normal"><draw:custom-shape svg:x="0in" svg:y="0in" svg:width="45.51042in" svg:height="0.00139in" draw:z-index="0" draw:id="id64" draw:style-name="a64" draw:name="Horizontal Line 7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0">2️</text:span><text:span text:style-name="T501">⃣</text:span><text:span text:style-name="T502"><text:s/>Projection (π)</text:span></text:p>
      <text:p text:style-name="Normal">Selects specific columns (attributes) from a relation.</text:p>
      <text:p text:style-name="Normal"><text:span text:style-name="T503">Syntax:</text:span><text:line-break/>πattributes(Relation)</text:p>
      <text:p text:style-name="Normal"><text:span text:style-name="T504">Example:</text:span><text:line-break/>πname, dept(Student)</text:p>
      <text:p text:style-name="Normal"><text:span text:style-name="T505">👉</text:span><text:s/>Displays only name and department.</text:p>
      <text:p text:style-name="Normal"><draw:custom-shape svg:x="0in" svg:y="0in" svg:width="45.51042in" svg:height="0.00139in" draw:z-index="0" draw:id="id65" draw:style-name="a65" draw:name="Horizontal Line 70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6">3️</text:span><text:span text:style-name="T507">⃣</text:span><text:span text:style-name="T508"><text:s/>Union (</text:span><text:span text:style-name="T509">∪</text:span><text:span text:style-name="T510">)</text:span></text:p>
      <text:p text:style-name="Normal">Combines tuples from two relations.<text:line-break/>Relations must be<text:s/><text:span text:style-name="T511">union compatible</text:span>.</text:p>
      <text:p text:style-name="Normal"><text:span text:style-name="T512">Example:</text:span><text:line-break/>R<text:s/><text:span text:style-name="T513">∪</text:span><text:s/>S</text:p>
      <text:p text:style-name="Normal"><draw:custom-shape svg:x="0in" svg:y="0in" svg:width="45.51042in" svg:height="0.00139in" draw:z-index="0" draw:id="id66" draw:style-name="a66" draw:name="Horizontal Line 70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4">4️</text:span><text:span text:style-name="T515">⃣</text:span><text:span text:style-name="T516"><text:s/>Set Difference (−)</text:span></text:p>
      <text:p text:style-name="Normal">Returns tuples present in one relation but not in another.</text:p>
      <text:p text:style-name="Normal"><text:span text:style-name="T517">Example:</text:span><text:line-break/>R − S</text:p>
      <text:p text:style-name="Normal"><draw:custom-shape svg:x="0in" svg:y="0in" svg:width="45.51042in" svg:height="0.00139in" draw:z-index="0" draw:id="id67" draw:style-name="a67" draw:name="Horizontal Line 70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8">5️</text:span><text:span text:style-name="T519">⃣</text:span><text:span text:style-name="T520"><text:s/>Cartesian Product (×)</text:span></text:p>
      <text:p text:style-name="Normal">Combines all tuples of two relations.</text:p>
      <text:p text:style-name="Normal"><text:span text:style-name="T521">Example:</text:span><text:line-break/>Student × Course</text:p>
      <text:p text:style-name="Normal"><draw:custom-shape svg:x="0in" svg:y="0in" svg:width="45.51042in" svg:height="0.00139in" draw:z-index="0" draw:id="id68" draw:style-name="a68" draw:name="Horizontal Line 7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2">6️</text:span><text:span text:style-name="T523">⃣</text:span><text:span text:style-name="T524"><text:s/>Rename (ρ)</text:span></text:p>
      <text:p text:style-name="Normal">Renames relation or attributes.</text:p>
      <text:p text:style-name="Normal"><text:span text:style-name="T525">Example:</text:span><text:line-break/>ρ(Student1)(Student)</text:p>
      <text:p text:style-name="Normal"><draw:custom-shape svg:x="0in" svg:y="0in" svg:width="45.51042in" svg:height="0.00139in" draw:z-index="0" draw:id="id69" draw:style-name="a69" draw:name="Horizontal Line 70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6">✅</text:span><text:span text:style-name="T527"><text:s/>Advantages</text:span></text:p>
      <text:list text:style-name="LFO40" text:continue-numbering="true">
        <text:list-item>
          <text:p text:style-name="P528">Simple mathematical model</text:p>
        </text:list-item>
        <text:list-item>
          <text:p text:style-name="P529">Basis of SQL</text:p>
        </text:list-item>
        <text:list-item>
          <text:p text:style-name="P530">Helps in query optimization</text:p>
        </text:list-item>
      </text:list>
      <text:p text:style-name="Normal"><draw:custom-shape svg:x="0in" svg:y="0in" svg:width="45.51042in" svg:height="0.00139in" draw:z-index="0" draw:id="id70" draw:style-name="a70" draw:name="Horizontal Line 70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1">⭐</text:span><text:span text:style-name="T532"><text:s/>2. Explain Additional and Extended Relational Algebra Operations</text:span></text:p>
      <text:p text:style-name="P533">Answer:</text:p>
      <text:p text:style-name="Normal">To handle complex queries, relational algebra provides<text:s/><text:span text:style-name="T534">additional and extended operations</text:span>.</text:p>
      <text:p text:style-name="Normal"><draw:custom-shape svg:x="0in" svg:y="0in" svg:width="45.51042in" svg:height="0.00139in" draw:z-index="0" draw:id="id71" draw:style-name="a71" draw:name="Horizontal Line 7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5">🔹</text:span><text:span text:style-name="T536"><text:s/>Additional Operations</text:span></text:p>
      <text:p text:style-name="Normal"><text:span text:style-name="T537">1️</text:span><text:span text:style-name="T538">⃣</text:span><text:span text:style-name="T539"><text:s/>Intersection (∩)</text:span></text:p>
      <text:p text:style-name="Normal">Returns tuples common to both relations.</text:p>
      <text:p text:style-name="Normal"><draw:custom-shape svg:x="0in" svg:y="0in" svg:width="45.51042in" svg:height="0.00139in" draw:z-index="0" draw:id="id72" draw:style-name="a72" draw:name="Horizontal Line 7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40">2️</text:span><text:span text:style-name="T541">⃣</text:span><text:span text:style-name="T542"><text:s/>Join (</text:span><text:span text:style-name="T543">⨝</text:span><text:span text:style-name="T544">)</text:span></text:p>
      <text:p text:style-name="Normal">Combines related tuples from two relations.</text:p>
      <text:p text:style-name="Normal"><text:span text:style-name="T545">Types of Join:</text:span></text:p>
      <text:list text:style-name="LFO41" text:continue-numbering="true">
        <text:list-item>
          <text:p text:style-name="P546">Theta Join</text:p>
        </text:list-item>
        <text:list-item>
          <text:p text:style-name="P547">Natural Join</text:p>
        </text:list-item>
        <text:list-item>
          <text:p text:style-name="P548">Equi Join</text:p>
        </text:list-item>
      </text:list>
      <text:p text:style-name="Normal"><text:span text:style-name="T549">Example:</text:span><text:line-break/>Student<text:s/><text:span text:style-name="T550">⨝</text:span><text:s/>Course</text:p>
      <text:p text:style-name="Normal"><draw:custom-shape svg:x="0in" svg:y="0in" svg:width="45.51042in" svg:height="0.00139in" draw:z-index="0" draw:id="id73" draw:style-name="a73" draw:name="Horizontal Line 7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1">3️</text:span><text:span text:style-name="T552">⃣</text:span><text:span text:style-name="T553"><text:s/>Division (÷)</text:span></text:p>
      <text:p text:style-name="Normal">Used for queries involving<text:s/><text:span text:style-name="T554">“for all”</text:span><text:s/>conditions.</text:p>
      <text:p text:style-name="Normal"><text:span text:style-name="T555">Example:</text:span><text:line-break/>Find students who enrolled in<text:s/><text:span text:style-name="T556">all courses</text:span>.</text:p>
      <text:p text:style-name="Normal"><draw:custom-shape svg:x="0in" svg:y="0in" svg:width="45.51042in" svg:height="0.00139in" draw:z-index="0" draw:id="id74" draw:style-name="a74" draw:name="Horizontal Line 7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7">🔹</text:span><text:span text:style-name="T558"><text:s/>Extended Relational Algebra Operations</text:span></text:p>
      <text:p text:style-name="Normal"><text:span text:style-name="T559">1️</text:span><text:span text:style-name="T560">⃣</text:span><text:span text:style-name="T561"><text:s/>Aggregate Functions</text:span></text:p>
      <text:list text:style-name="LFO42" text:continue-numbering="true">
        <text:list-item>
          <text:p text:style-name="P562">COUNT</text:p>
        </text:list-item>
        <text:list-item>
          <text:p text:style-name="P563">SUM</text:p>
        </text:list-item>
        <text:list-item>
          <text:p text:style-name="P564">AVG</text:p>
        </text:list-item>
        <text:list-item>
          <text:p text:style-name="P565">MIN</text:p>
        </text:list-item>
        <text:list-item>
          <text:p text:style-name="P566">MAX</text:p>
        </text:list-item>
      </text:list>
      <text:p text:style-name="Normal"><draw:custom-shape svg:x="0in" svg:y="0in" svg:width="45.51042in" svg:height="0.00139in" draw:z-index="0" draw:id="id75" draw:style-name="a75" draw:name="Horizontal Line 7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67">2️</text:span><text:span text:style-name="T568">⃣</text:span><text:span text:style-name="T569"><text:s/>Grouping (γ)</text:span></text:p>
      <text:p text:style-name="Normal">Groups tuples based on attribute.</text:p>
      <text:p text:style-name="Normal"><draw:custom-shape svg:x="0in" svg:y="0in" svg:width="45.51042in" svg:height="0.00139in" draw:z-index="0" draw:id="id76" draw:style-name="a76" draw:name="Horizontal Line 7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0">3️</text:span><text:span text:style-name="T571">⃣</text:span><text:span text:style-name="T572"><text:s/>Generalized Projection</text:span></text:p>
      <text:p text:style-name="Normal">Allows arithmetic expressions.</text:p>
      <text:p text:style-name="Normal"><draw:custom-shape svg:x="0in" svg:y="0in" svg:width="45.51042in" svg:height="0.00139in" draw:z-index="0" draw:id="id77" draw:style-name="a77" draw:name="Horizontal Line 7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3">✅</text:span><text:span text:style-name="T574"><text:s/>Importance</text:span></text:p>
      <text:list text:style-name="LFO43" text:continue-numbering="true">
        <text:list-item>
          <text:p text:style-name="P575">Expresses complex queries</text:p>
        </text:list-item>
        <text:list-item>
          <text:p text:style-name="P576">Directly mapped to SQL operations</text:p>
        </text:list-item>
      </text:list>
      <text:p text:style-name="Normal"><draw:custom-shape svg:x="0in" svg:y="0in" svg:width="45.51042in" svg:height="0.00139in" draw:z-index="0" draw:id="id78" draw:style-name="a78" draw:name="Horizontal Line 7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7">⭐</text:span><text:span text:style-name="T578"><text:s/>3. Explain Tuple Relational Calculus (TRC) and Domain Relational Calculus (DRC)</text:span></text:p>
      <text:p text:style-name="P579">Answer:</text:p>
      <text:p text:style-name="Normal">Relational Calculus is a<text:s/><text:span text:style-name="T580">non-procedural query language</text:span><text:s/>that describes<text:s/><text:span text:style-name="T581">what data is required</text:span>, not how to retrieve it.</text:p>
      <text:p text:style-name="Normal"><draw:custom-shape svg:x="0in" svg:y="0in" svg:width="45.51042in" svg:height="0.00139in" draw:z-index="0" draw:id="id79" draw:style-name="a79" draw:name="Horizontal Line 7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82">🔹</text:span><text:span text:style-name="T583"><text:s/>Tuple Relational Calculus (TRC)</text:span></text:p>
      <text:p text:style-name="Normal">Uses<text:s/><text:span text:style-name="T584">tuple variables</text:span>.</text:p>
      <text:p text:style-name="Normal"><text:span text:style-name="T585">Syntax:</text:span><text:line-break/>{ t | P(t) }</text:p>
      <text:p text:style-name="Normal"><text:span text:style-name="T586">Example:</text:span><text:line-break/>{ t | t<text:s/><text:span text:style-name="T587">∈</text:span><text:s/>Student<text:s/><text:span text:style-name="T588">∧</text:span><text:s/>t.dept = 'CSE' }</text:p>
      <text:p text:style-name="Normal"><draw:custom-shape svg:x="0in" svg:y="0in" svg:width="45.51042in" svg:height="0.00139in" draw:z-index="0" draw:id="id80" draw:style-name="a80" draw:name="Horizontal Line 7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89">🔹</text:span><text:span text:style-name="T590"><text:s/>Domain Relational Calculus (DRC)</text:span></text:p>
      <text:p text:style-name="Normal">Uses<text:s/><text:span text:style-name="T591">domain variables (attribute values)</text:span>.</text:p>
      <text:p text:style-name="Normal"><text:span text:style-name="T592">Syntax:</text:span><text:line-break/>{ &lt;x, y&gt; | P(x, y) }</text:p>
      <text:p text:style-name="Normal"><draw:custom-shape svg:x="0in" svg:y="0in" svg:width="45.51042in" svg:height="0.00139in" draw:z-index="0" draw:id="id81" draw:style-name="a81" draw:name="Horizontal Line 7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3">🔹</text:span><text:span text:style-name="T594"><text:s/>Difference between TRC and DRC</text:span></text:p>
      <table:table table:style-name="Table595">
        <table:table-columns>
          <table:table-column table:style-name="TableColumn596"/>
          <table:table-column table:style-name="TableColumn597"/>
        </table:table-columns>
        <table:table-header-rows>
          <table:table-row table:style-name="TableRow598">
            <table:table-cell table:style-name="TableCell599">
              <text:p text:style-name="P600">TRC</text:p>
            </table:table-cell>
            <table:table-cell table:style-name="TableCell601">
              <text:p text:style-name="P602">DRC</text:p>
            </table:table-cell>
          </table:table-row>
        </table:table-header-rows>
        <table:table-row table:style-name="TableRow603">
          <table:table-cell table:style-name="TableCell604">
            <text:p text:style-name="Normal">Tuple variables</text:p>
          </table:table-cell>
          <table:table-cell table:style-name="TableCell605">
            <text:p text:style-name="Normal">Domain variables</text:p>
          </table:table-cell>
        </table:table-row>
        <table:table-row table:style-name="TableRow606">
          <table:table-cell table:style-name="TableCell607">
            <text:p text:style-name="Normal">Works on tuples</text:p>
          </table:table-cell>
          <table:table-cell table:style-name="TableCell608">
            <text:p text:style-name="Normal">Works on attributes</text:p>
          </table:table-cell>
        </table:table-row>
        <table:table-row table:style-name="TableRow609">
          <table:table-cell table:style-name="TableCell610">
            <text:p text:style-name="Normal">Easier mapping to SQL</text:p>
          </table:table-cell>
          <table:table-cell table:style-name="TableCell611">
            <text:p text:style-name="Normal">More theoretical</text:p>
          </table:table-cell>
        </table:table-row>
      </table:table>
      <text:p text:style-name="Normal"><draw:custom-shape svg:x="0in" svg:y="0in" svg:width="45.51042in" svg:height="0.00139in" draw:z-index="0" draw:id="id82" draw:style-name="a82" draw:name="Horizontal Line 7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12">✅</text:span><text:span text:style-name="T613"><text:s/>Importance</text:span></text:p>
      <text:list text:style-name="LFO44" text:continue-numbering="true">
        <text:list-item>
          <text:p text:style-name="P614">Foundation of SQL</text:p>
        </text:list-item>
        <text:list-item>
          <text:p text:style-name="P615">Used to prove query correctness</text:p>
        </text:list-item>
      </text:list>
      <text:p text:style-name="Normal"><draw:custom-shape svg:x="0in" svg:y="0in" svg:width="45.51042in" svg:height="0.00139in" draw:z-index="0" draw:id="id83" draw:style-name="a83" draw:name="Horizontal Line 7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16">⭐</text:span><text:span text:style-name="T617"><text:s/>4. Explain Structure of Relational Database</text:span></text:p>
      <text:p text:style-name="P618">Answer:</text:p>
      <text:p text:style-name="Normal">A relational database stores data in the form of<text:s/><text:span text:style-name="T619">relations (tables)</text:span>.</text:p>
      <text:p text:style-name="Normal"><draw:custom-shape svg:x="0in" svg:y="0in" svg:width="45.51042in" svg:height="0.00139in" draw:z-index="0" draw:id="id84" draw:style-name="a84" draw:name="Horizontal Line 7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0">🔹</text:span><text:span text:style-name="T621"><text:s/>Components</text:span></text:p>
      <text:list text:style-name="LFO45" text:continue-numbering="true">
        <text:list-item>
          <text:p text:style-name="P622"><text:span text:style-name="T623">Relation (Table)</text:span><text:s/>– Collection of tuples</text:p>
        </text:list-item>
        <text:list-item>
          <text:p text:style-name="P624"><text:span text:style-name="T625">Tuple (Row)</text:span><text:s/>– Single record</text:p>
        </text:list-item>
        <text:list-item>
          <text:p text:style-name="P626"><text:span text:style-name="T627">Attribute (Column)</text:span><text:s/>– Property of entity</text:p>
        </text:list-item>
        <text:list-item>
          <text:p text:style-name="P628"><text:span text:style-name="T629">Domain</text:span><text:s/>– Set of valid values</text:p>
        </text:list-item>
        <text:list-item>
          <text:p text:style-name="P630"><text:span text:style-name="T631">Keys</text:span></text:p>
          <text:list text:continue-numbering="true">
            <text:list-item>
              <text:p text:style-name="P632">Primary Key</text:p>
            </text:list-item>
            <text:list-item>
              <text:p text:style-name="P633">Foreign Key</text:p>
            </text:list-item>
          </text:list>
        </text:list-item>
      </text:list>
      <text:p text:style-name="Normal"><draw:custom-shape svg:x="0in" svg:y="0in" svg:width="43.55972in" svg:height="0.00139in" draw:z-index="0" draw:id="id85" draw:style-name="a85" draw:name="Horizontal Line 7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34">🔹</text:span><text:span text:style-name="T635"><text:s/>Properties of Relations</text:span></text:p>
      <text:list text:style-name="LFO46" text:continue-numbering="true">
        <text:list-item>
          <text:p text:style-name="P636">No duplicate rows</text:p>
        </text:list-item>
        <text:list-item>
          <text:p text:style-name="P637">Atomic values</text:p>
        </text:list-item>
        <text:list-item>
          <text:p text:style-name="P638">Order of rows and columns is irrelevant</text:p>
        </text:list-item>
        <text:list-item>
          <text:p text:style-name="P639">Each attribute has a unique name</text:p>
        </text:list-item>
      </text:list>
      <text:p text:style-name="Normal"><draw:custom-shape svg:x="0in" svg:y="0in" svg:width="45.51042in" svg:height="0.00139in" draw:z-index="0" draw:id="id86" draw:style-name="a86" draw:name="Horizontal Line 7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0">✅</text:span><text:span text:style-name="T641"><text:s/>Advantages</text:span></text:p>
      <text:list text:style-name="LFO47" text:continue-numbering="true">
        <text:list-item>
          <text:p text:style-name="P642">Simple structure</text:p>
        </text:list-item>
        <text:list-item>
          <text:p text:style-name="P643">Data integrity</text:p>
        </text:list-item>
        <text:list-item>
          <text:p text:style-name="P644">Easy querying using SQL</text:p>
        </text:list-item>
      </text:list>
      <text:p text:style-name="Normal"><draw:custom-shape svg:x="0in" svg:y="0in" svg:width="45.51042in" svg:height="0.00139in" draw:z-index="0" draw:id="id87" draw:style-name="a87" draw:name="Horizontal Line 7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5">⭐</text:span><text:span text:style-name="T646"><text:s/>5. Explain Basic Structure of SQL with Examples</text:span></text:p>
      <text:p text:style-name="P647">Answer:</text:p>
      <text:p text:style-name="Normal">SQL (Structured Query Language) is a<text:s/><text:span text:style-name="T648">non-procedural language</text:span><text:s/>used to manage relational databases.</text:p>
      <text:p text:style-name="Normal"><draw:custom-shape svg:x="0in" svg:y="0in" svg:width="45.51042in" svg:height="0.00139in" draw:z-index="0" draw:id="id88" draw:style-name="a88" draw:name="Horizontal Line 7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9">🔹</text:span><text:span text:style-name="T650"><text:s/>Basic SQL Query Structure</text:span></text:p>
      <text:p text:style-name="Normal">SELECT attribute_list</text:p>
      <text:p text:style-name="Normal">FROM table_name</text:p>
      <text:p text:style-name="Normal">WHERE condition;</text:p>
      <text:p text:style-name="Normal"><draw:custom-shape svg:x="0in" svg:y="0in" svg:width="45.51042in" svg:height="0.00139in" draw:z-index="0" draw:id="id89" draw:style-name="a89" draw:name="Horizontal Line 7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1">🔹</text:span><text:span text:style-name="T652"><text:s/>Explanation</text:span></text:p>
      <text:list text:style-name="LFO48" text:continue-numbering="true">
        <text:list-item>
          <text:p text:style-name="P653"><text:span text:style-name="T654">SELECT</text:span><text:s/>– specifies columns</text:p>
        </text:list-item>
        <text:list-item>
          <text:p text:style-name="P655"><text:span text:style-name="T656">FROM</text:span><text:s/>– specifies table</text:p>
        </text:list-item>
        <text:list-item>
          <text:p text:style-name="P657"><text:span text:style-name="T658">WHERE</text:span><text:s/>– specifies condition</text:p>
        </text:list-item>
      </text:list>
      <text:p text:style-name="Normal"><draw:custom-shape svg:x="0in" svg:y="0in" svg:width="45.51042in" svg:height="0.00139in" draw:z-index="0" draw:id="id90" draw:style-name="a90" draw:name="Horizontal Line 7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9">🔹</text:span><text:span text:style-name="T660"><text:s/>Example</text:span></text:p>
      <text:p text:style-name="Normal">SELECT name, marks</text:p>
      <text:p text:style-name="Normal">FROM Student</text:p>
      <text:p text:style-name="Normal">WHERE dept = 'CSE';</text:p>
      <text:p text:style-name="Normal"><text:span text:style-name="T661">👉</text:span><text:s/>Retrieves names and marks of CSE students.</text:p>
      <text:p text:style-name="Normal"><draw:custom-shape svg:x="0in" svg:y="0in" svg:width="45.51042in" svg:height="0.00139in" draw:z-index="0" draw:id="id91" draw:style-name="a91" draw:name="Horizontal Line 7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62">🔹</text:span><text:span text:style-name="T663"><text:s/>Types of SQL Commands</text:span></text:p>
      <text:list text:style-name="LFO49" text:continue-numbering="true">
        <text:list-item>
          <text:p text:style-name="P664"><text:span text:style-name="T665">DDL</text:span><text:s/>– CREATE, ALTER, DROP</text:p>
        </text:list-item>
        <text:list-item>
          <text:p text:style-name="P666"><text:span text:style-name="T667">DML</text:span><text:s/>– INSERT, UPDATE, DELETE</text:p>
        </text:list-item>
        <text:list-item>
          <text:p text:style-name="P668"><text:span text:style-name="T669">DCL</text:span><text:s/>– GRANT, REVOKE</text:p>
        </text:list-item>
        <text:list-item>
          <text:p text:style-name="P670"><text:span text:style-name="T671">TCL</text:span><text:s/>– COMMIT, ROLLBACK</text:p>
        </text:list-item>
      </text:list>
      <text:p text:style-name="Normal"><draw:custom-shape svg:x="0in" svg:y="0in" svg:width="45.51042in" svg:height="0.00139in" draw:z-index="0" draw:id="id92" draw:style-name="a92" draw:name="Horizontal Line 7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72">✅</text:span><text:span text:style-name="T673"><text:s/>Advantages</text:span></text:p>
      <text:list text:style-name="LFO50" text:continue-numbering="true">
        <text:list-item>
          <text:p text:style-name="P674">Easy to learn</text:p>
        </text:list-item>
        <text:list-item>
          <text:p text:style-name="P675">Standardized</text:p>
        </text:list-item>
        <text:list-item>
          <text:p text:style-name="P676">Supports data security and integrity</text:p>
        </text:list-item>
      </text:list>
      <text:p text:style-name="Normal"><draw:custom-shape svg:x="0in" svg:y="0in" svg:width="45.51042in" svg:height="0.00139in" draw:z-index="0" draw:id="id93" draw:style-name="a93" draw:name="Horizontal Line 729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7T00:05:00Z</meta:creation-date>
    <dc:date>2026-01-17T00:11:00Z</dc:date>
    <meta:template xlink:href="Normal" xlink:type="simple"/>
    <meta:editing-cycles>1</meta:editing-cycles>
    <meta:editing-duration>PT360S</meta:editing-duration>
    <meta:document-statistic meta:page-count="22" meta:paragraph-count="24" meta:word-count="1823" meta:character-count="12196" meta:row-count="86" meta:non-whitespace-character-count="10397"/>
  </office:meta>
</office:document-meta>
</file>